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7mm"/>
    </style:style>
    <style:style style:name="co2" style:family="table-column">
      <style:table-column-properties fo:break-before="auto" style:column-width="17mm"/>
    </style:style>
    <style:style style:name="co3" style:family="table-column">
      <style:table-column-properties fo:break-before="auto" style:column-width="36.05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6.42mm"/>
    </style:style>
    <style:style style:name="co7" style:family="table-column">
      <style:table-column-properties fo:break-before="auto" style:column-width="25.45mm"/>
    </style:style>
    <style:style style:name="co8" style:family="table-column">
      <style:table-column-properties fo:break-before="auto" style:column-width="30.27mm"/>
    </style:style>
    <style:style style:name="co9" style:family="table-column">
      <style:table-column-properties fo:break-before="auto" style:column-width="25.72mm"/>
    </style:style>
    <style:style style:name="co10" style:family="table-column">
      <style:table-column-properties fo:break-before="auto" style:column-width="27.06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5.89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8.34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35.28mm"/>
    </style:style>
    <style:style style:name="co19" style:family="table-column">
      <style:table-column-properties fo:break-before="auto" style:column-width="12.31mm"/>
    </style:style>
    <style:style style:name="co20" style:family="table-column">
      <style:table-column-properties fo:break-before="auto" style:column-width="22.07mm"/>
    </style:style>
    <style:style style:name="co21" style:family="table-column">
      <style:table-column-properties fo:break-before="auto" style:column-width="11.47mm"/>
    </style:style>
    <style:style style:name="co22" style:family="table-column">
      <style:table-column-properties fo:break-before="auto" style:column-width="17.92mm"/>
    </style:style>
    <style:style style:name="co23" style:family="table-column">
      <style:table-column-properties fo:break-before="auto" style:column-width="25.01mm"/>
    </style:style>
    <style:style style:name="co24" style:family="table-column">
      <style:table-column-properties fo:break-before="auto" style:column-width="20.67mm"/>
    </style:style>
    <style:style style:name="co25" style:family="table-column">
      <style:table-column-properties fo:break-before="auto" style:column-width="3.92mm"/>
    </style:style>
    <style:style style:name="co26" style:family="table-column">
      <style:table-column-properties fo:break-before="auto" style:column-width="5.04mm"/>
    </style:style>
    <style:style style:name="co27" style:family="table-column">
      <style:table-column-properties fo:break-before="auto" style:column-width="33.41mm"/>
    </style:style>
    <style:style style:name="co28" style:family="table-column">
      <style:table-column-properties fo:break-before="auto" style:column-width="8.91mm"/>
    </style:style>
    <style:style style:name="co29" style:family="table-column">
      <style:table-column-properties fo:break-before="auto" style:column-width="18.47mm"/>
    </style:style>
    <style:style style:name="co30" style:family="table-column">
      <style:table-column-properties fo:break-before="auto" style:column-width="14.09mm"/>
    </style:style>
    <style:style style:name="co31" style:family="table-column">
      <style:table-column-properties fo:break-before="auto" style:column-width="70.87mm"/>
    </style:style>
    <style:style style:name="co32" style:family="table-column">
      <style:table-column-properties fo:break-before="auto" style:column-width="22.7mm"/>
    </style:style>
    <style:style style:name="co33" style:family="table-column">
      <style:table-column-properties fo:break-before="auto" style:column-width="15.47mm"/>
    </style:style>
    <style:style style:name="co34" style:family="table-column">
      <style:table-column-properties fo:break-before="auto" style:column-width="18.04mm"/>
    </style:style>
    <style:style style:name="co35" style:family="table-column">
      <style:table-column-properties fo:break-before="auto" style:column-width="13.44mm"/>
    </style:style>
    <style:style style:name="co36" style:family="table-column">
      <style:table-column-properties fo:break-before="auto" style:column-width="15.7mm"/>
    </style:style>
    <style:style style:name="co37" style:family="table-column">
      <style:table-column-properties fo:break-before="auto" style:column-width="24.2mm"/>
    </style:style>
    <style:style style:name="co38" style:family="table-column">
      <style:table-column-properties fo:break-before="auto" style:column-width="19.6mm"/>
    </style:style>
    <style:style style:name="co39" style:family="table-column">
      <style:table-column-properties fo:break-before="auto" style:column-width="20.74mm"/>
    </style:style>
    <style:style style:name="co40" style:family="table-column">
      <style:table-column-properties fo:break-before="auto" style:column-width="3.35mm"/>
    </style:style>
    <style:style style:name="co41" style:family="table-column">
      <style:table-column-properties fo:break-before="auto" style:column-width="24.34mm"/>
    </style:style>
    <style:style style:name="co42" style:family="table-column">
      <style:table-column-properties fo:break-before="auto" style:column-width="9.54mm"/>
    </style:style>
    <style:style style:name="co43" style:family="table-column">
      <style:table-column-properties fo:break-before="auto" style:column-width="17.36mm"/>
    </style:style>
    <style:style style:name="co44" style:family="table-column">
      <style:table-column-properties fo:break-before="auto" style:column-width="14.32mm"/>
    </style:style>
    <style:style style:name="co45" style:family="table-column">
      <style:table-column-properties fo:break-before="auto" style:column-width="46.76mm"/>
    </style:style>
    <style:style style:name="co46" style:family="table-column">
      <style:table-column-properties fo:break-before="auto" style:column-width="23.05mm"/>
    </style:style>
    <style:style style:name="co47" style:family="table-column">
      <style:table-column-properties fo:break-before="auto" style:column-width="24.66mm"/>
    </style:style>
    <style:style style:name="co48" style:family="table-column">
      <style:table-column-properties fo:break-before="auto" style:column-width="14.87mm"/>
    </style:style>
    <style:style style:name="co49" style:family="table-column">
      <style:table-column-properties fo:break-before="auto" style:column-width="16.44mm"/>
    </style:style>
    <style:style style:name="co50" style:family="table-column">
      <style:table-column-properties fo:break-before="auto" style:column-width="22.93mm"/>
    </style:style>
    <style:style style:name="co51" style:family="table-column">
      <style:table-column-properties fo:break-before="auto" style:column-width="20.36mm"/>
    </style:style>
    <style:style style:name="co52" style:family="table-column">
      <style:table-column-properties fo:break-before="auto" style:column-width="2.31mm"/>
    </style:style>
    <style:style style:name="co53" style:family="table-column">
      <style:table-column-properties fo:break-before="auto" style:column-width="2.54mm"/>
    </style:style>
    <style:style style:name="co54" style:family="table-column">
      <style:table-column-properties fo:break-before="auto" style:column-width="22.67mm"/>
    </style:style>
    <style:style style:name="co55" style:family="table-column">
      <style:table-column-properties fo:break-before="auto" style:column-width="3.18mm"/>
    </style:style>
    <style:style style:name="co56" style:family="table-column">
      <style:table-column-properties fo:break-before="auto" style:column-width="12.72mm"/>
    </style:style>
    <style:style style:name="co57" style:family="table-column">
      <style:table-column-properties fo:break-before="auto" style:column-width="61.7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BalanceSheet">
      <style:table-properties table:display="true" style:writing-mode="lr-tb"/>
    </style:style>
    <style:style style:name="ta2" style:family="table" style:master-page-name="PageStyle_5f_E_3d_A-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1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2" style:family="table-cell" style:parent-style-name="Default" style:data-style-name="N157">
      <style:table-cell-properties fo:background-color="#dae3f3" style:rotation-align="none"/>
    </style:style>
    <style:style style:name="ce64" style:family="table-cell" style:parent-style-name="Default">
      <style:table-cell-properties fo:background-color="#dae3f3" style:rotation-align="none"/>
    </style:style>
    <style:style style:name="ce65" style:family="table-cell" style:parent-style-name="Default" style:data-style-name="N157">
      <style:table-cell-properties fo:border-bottom="1.76pt double-thin #000000" style:border-line-width-bottom="0.18mm 0.26mm 0.18mm" fo:background-color="#dae3f3" style:diagonal-bl-tr="none" style:diagonal-tl-br="none" fo:border-left="none" fo:border-right="none" style:rotation-align="none" fo:border-top="none"/>
    </style:style>
    <style:style style:name="ce66" style:family="table-cell" style:parent-style-name="Default" style:data-style-name="N157">
      <style:table-cell-properties style:rotation-align="none"/>
    </style:style>
    <style:style style:name="ce68" style:family="table-cell" style:parent-style-name="Default" style:data-style-name="N157">
      <style:table-cell-properties fo:background-color="#deebf7" style:rotation-align="none"/>
    </style:style>
    <style:style style:name="ce69" style:family="table-cell" style:parent-style-name="Default" style:data-style-name="N157">
      <style:table-cell-properties fo:border-bottom="1.76pt double-thin #000000" style:border-line-width-bottom="0.18mm 0.26mm 0.18mm" fo:background-color="#deebf7" style:diagonal-bl-tr="none" style:diagonal-tl-br="none" fo:border-left="none" fo:border-right="none" style:rotation-align="none" fo:border-top="none"/>
    </style:style>
    <style:style style:name="ce57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none" style:rotation-align="none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157">
      <style:table-cell-properties fo:background-color="#dae3f3" style:text-align-source="fix" style:repeat-content="false" style:rotation-align="none"/>
      <style:paragraph-properties fo:text-align="end" fo:margin-left="0mm"/>
    </style:style>
    <style:style style:name="ce90" style:family="table-cell" style:parent-style-name="Default" style:data-style-name="N157">
      <style:table-cell-properties fo:background-color="#deebf7" style:text-align-source="fix" style:repeat-content="false" style:rotation-align="none"/>
      <style:paragraph-properties fo:text-align="end" fo:margin-left="0mm"/>
    </style:style>
    <style:style style:name="ce135" style:family="table-cell" style:parent-style-name="Default">
      <style:table-cell-properties fo:background-color="#8faadc" style:rotation-align="none"/>
    </style:style>
    <style:style style:name="ce5" style:family="table-cell" style:parent-style-name="Default" style:data-style-name="N100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7030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0" style:family="table-cell" style:parent-style-name="Default" style:data-style-name="N100">
      <style:table-cell-properties fo:background-color="#00b0f0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4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54" style:family="table-cell" style:parent-style-name="Default" style:data-style-name="N149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87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 style:data-style-name="N149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72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6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9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8" style:family="table-cell" style:parent-style-name="Default" style:data-style-name="N100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5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0" style:family="table-cell" style:parent-style-name="Default">
      <style:table-cell-properties fo:background-color="#8faadc" style:rotation-align="none"/>
      <style:text-properties fo:font-size="19pt" style:font-size-asian="11pt" style:font-size-complex="11pt"/>
    </style:style>
    <style:style style:name="ce22" style:family="table-cell" style:parent-style-name="Default">
      <style:table-cell-properties fo:background-color="#00b0f0" style:rotation-align="none"/>
    </style:style>
    <style:style style:name="ce143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153" style:family="table-cell" style:parent-style-name="Default">
      <style:table-cell-properties style:diagonal-bl-tr="none" style:diagonal-tl-br="none" fo:border="0.74pt solid #000000" style:rotation-align="none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fo:font-weight="bold" style:font-weight-asian="bold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56" style:family="table-cell" style:parent-style-name="Default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18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59" style:family="table-cell" style:parent-style-name="Default">
      <style:table-cell-properties fo:background-color="#8faadc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 style:data-style-name="N104">
      <style:table-cell-properties style:diagonal-bl-tr="none" style:diagonal-tl-br="none" fo:border="0.74pt solid #000000" style:rotation-align="none"/>
    </style:style>
    <style:style style:name="ce12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 style:data-style-name="N116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Default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12" style:base-cell-address="'E=A-L'.M12"/>
    </style:style>
    <style:style style:name="ce168" style:family="table-cell" style:parent-style-name="Default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9" style:family="table-cell" style:parent-style-name="Default">
      <style:table-cell-properties fo:background-color="#8faadc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0" style:family="table-cell" style:parent-style-name="Default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140" style:family="table-cell" style:parent-style-name="Default" style:data-style-name="N149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 style:data-style-name="N149">
      <style:table-cell-properties style:diagonal-bl-tr="none" style:diagonal-tl-br="none" fo:border="0.74pt solid #000000" style:rotation-align="none"/>
    </style:style>
    <style:style style:name="ce41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 style:data-style-name="N149">
      <style:table-cell-properties style:diagonal-bl-tr="none" style:diagonal-tl-br="none" fo:border="none" style:rotation-align="none"/>
    </style:style>
    <style:style style:name="ce185" style:family="table-cell" style:parent-style-name="Default" style:data-style-name="N100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mm"/>
    </style:style>
    <style:style style:name="ce203" style:family="table-cell" style:parent-style-name="Default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207" style:family="table-cell" style:parent-style-name="Default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63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63" style:family="table-cell" style:parent-style-name="Default" style:data-style-name="N153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3" style:family="table-cell" style:parent-style-name="Default" style:data-style-name="N2">
      <style:table-cell-properties fo:background-color="#00b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5" style:family="table-cell" style:parent-style-name="Default" style:data-style-name="N104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166" style:family="table-cell" style:parent-style-name="Default" style:data-style-name="N104">
      <style:table-cell-properties fo:background-color="transparent" style:rotation-align="none"/>
    </style:style>
    <style:style style:name="ce167" style:family="table-cell" style:parent-style-name="Default" style:data-style-name="N104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71" style:family="table-cell" style:parent-style-name="Default" style:data-style-name="N10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3" style:family="table-cell" style:parent-style-name="Default" style:data-style-name="N104">
      <style:table-cell-properties style:diagonal-bl-tr="none" style:diagonal-tl-br="none" fo:border="none" style:rotation-align="none"/>
    </style:style>
    <style:style style:name="ce72" style:family="table-cell" style:parent-style-name="Default" style:data-style-name="N153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&lt;=0" style:apply-style-name="ConditionalStyle_5f_4" style:base-cell-address="'E=A-L'.Z2"/>
    </style:style>
    <style:style style:name="ce21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76" style:family="table-cell" style:parent-style-name="Default" style:data-style-name="N104">
      <style:table-cell-properties style:diagonal-bl-tr="none" style:diagonal-tl-br="none" fo:border="0.74pt solid #000000" style:rotation-align="none"/>
      <style:text-properties fo:color="#0000ff"/>
    </style:style>
    <style:style style:name="ce177" style:family="table-cell" style:parent-style-name="Default" style:data-style-name="N104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79" style:family="table-cell" style:parent-style-name="Default" style:data-style-name="N104">
      <style:table-cell-properties fo:background-color="#f2f2f2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181" style:family="table-cell" style:parent-style-name="Default" style:data-style-name="N104">
      <style:table-cell-properties fo:background-color="#8faadc" style:text-align-source="fix" style:repeat-content="false" style:rotation-align="none"/>
      <style:paragraph-properties fo:text-align="center" fo:margin-left="0mm"/>
    </style:style>
    <style:style style:name="ce182" style:family="table-cell" style:parent-style-name="Default" style:data-style-name="N10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3" style:family="table-cell" style:parent-style-name="Default" style:data-style-name="N104">
      <style:table-cell-properties fo:border-bottom="1.76pt double-thin #000000" style:border-line-width-bottom="0.18mm 0.26mm 0.18mm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6" style:family="table-cell" style:parent-style-name="Default" style:data-style-name="N104">
      <style:table-cell-properties fo:background-color="#00b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8" style:family="table-cell" style:parent-style-name="Default" style:data-style-name="N104">
      <style:table-cell-properties style:text-align-source="fix" style:repeat-content="false" fo:background-color="transparent" style:rotation-align="none"/>
      <style:paragraph-properties fo:text-align="center" fo:margin-left="0mm"/>
    </style:style>
    <style:style style:name="ce189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1" style:base-cell-address="'E=A-L'.AB43"/>
    </style:style>
    <style:style style:name="ce190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</style:style>
    <style:style style:name="ce191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0" style:base-cell-address="'E=A-L'.AB52"/>
    </style:style>
    <style:style style:name="ce192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2" style:base-cell-address="'E=A-L'.AB60"/>
    </style:style>
    <style:style style:name="ce193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1" style:base-cell-address="'E=A-L'.AB79"/>
    </style:style>
    <style:style style:name="ce194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</style:style>
    <style:style style:name="ce195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3" style:base-cell-address="'E=A-L'.AB94"/>
    </style:style>
    <style:style style:name="ce196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map style:condition="cell-content()&lt;0" style:apply-style-name="ConditionalStyle_5f_9" style:base-cell-address="'E=A-L'.AB102"/>
    </style:style>
    <style:style style:name="ce8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28" style:family="table-cell" style:parent-style-name="Default" style:data-style-name="N149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0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563c1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12" style:family="table-cell" style:parent-style-name="Default" style:data-style-name="N104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5" style:family="table-cell" style:parent-style-name="Default" style:data-style-name="N104">
      <style:table-cell-properties fo:background-color="#00b0f0" style:text-align-source="fix" style:repeat-content="false" style:rotation-align="none"/>
      <style:paragraph-properties fo:text-align="center" fo:margin-left="0mm"/>
    </style:style>
    <style:style style:name="ce216" style:family="table-cell" style:parent-style-name="Default" style:data-style-name="N104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8" style:family="table-cell" style:parent-style-name="Default" style:data-style-name="N104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9" style:family="table-cell" style:parent-style-name="Default" style:data-style-name="N104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220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0.74pt solid #000000" style:rotation-align="none"/>
      <style:paragraph-properties fo:text-align="center" fo:margin-left="0mm"/>
      <style:text-properties fo:color="#ff0000" fo:font-weight="bold" style:font-weight-asian="bold" style:font-weight-complex="bold"/>
    </style:style>
    <style:style style:name="ce214" style:family="table-cell" style:parent-style-name="Default" style:data-style-name="N2">
      <style:table-cell-properties fo:background-color="#c0c0c0" style:diagonal-bl-tr="none" style:diagonal-tl-br="none" fo:border="0.74pt solid #000000" style:rotation-align="none"/>
      <style:text-properties fo:color="#ff0000" fo:font-weight="bold" style:font-weight-asian="bold" style:font-weight-complex="bold"/>
    </style:style>
    <style:style style:name="ce222" style:family="table-cell" style:parent-style-name="Default" style:data-style-name="N104">
      <style:table-cell-properties fo:background-color="#8faadc" style:rotation-align="none"/>
    </style:style>
    <style:style style:name="ce223" style:family="table-cell" style:parent-style-name="Default" style:data-style-name="N104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4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8" style:base-cell-address="'E=A-L'.AQ110"/>
    </style:style>
    <style:style style:name="ce225" style:family="table-cell" style:parent-style-name="Default" style:data-style-name="N104">
      <style:table-cell-properties fo:border-bottom="1.76pt double-thin #000000" style:border-line-width-bottom="0.18mm 0.26mm 0.18mm" style:diagonal-bl-tr="none" style:diagonal-tl-br="none" fo:border-left="0.74pt solid #000000" fo:border-right="none" style:rotation-align="none" fo:border-top="0.74pt solid #000000"/>
      <style:map style:condition="cell-content()&lt;0" style:apply-style-name="ConditionalStyle_5f_6" style:base-cell-address="'E=A-L'.AQ125"/>
    </style:style>
    <style:style style:name="ce204" style:family="table-cell" style:parent-style-name="Default">
      <style:table-cell-properties fo:border="0.74pt solid #0000ff"/>
    </style:style>
    <style:style style:name="ce205" style:family="table-cell" style:parent-style-name="Default">
      <style:table-cell-properties fo:border="0.74pt solid #32cd32"/>
    </style:style>
    <style:style style:name="ce206" style:family="table-cell" style:parent-style-name="Default">
      <style:table-cell-properties fo:border="0.74pt solid #32cd32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="0.74pt solid #ff0000"/>
    </style:style>
    <style:style style:name="ce209" style:family="table-cell" style:parent-style-name="Default">
      <style:table-cell-properties fo:background-color="#dcdcdc" style:text-align-source="fix" style:repeat-content="false"/>
      <style:paragraph-properties fo:text-align="center" fo:margin-left="0mm"/>
    </style:style>
    <style:style style:name="ce210" style:family="table-cell" style:parent-style-name="Default">
      <style:table-cell-properties fo:background-color="#dcdcdc"/>
    </style:style>
    <style:style style:name="ce211" style:family="table-cell" style:parent-style-name="Default">
      <style:table-cell-properties fo:wrap-option="wrap"/>
    </style:style>
    <style:style style:name="gr1" style:family="graphic" style:parent-style-name="Default">
      <style:graphic-properties svg:stroke-width="0.5mm" svg:stroke-color="#ff0000" draw:marker-start="Arrow" draw:marker-start-width="2.75mm" draw:marker-end="Arrow" draw:marker-end-width="2.75mm" draw:fill-color="#ff0000" draw:textarea-horizontal-align="center" draw:textarea-vertical-align="middle" fo:padding-top="0.25mm" fo:padding-bottom="0.25mm" fo:padding-left="0.25mm" fo:padding-right="0.25mm" loext:decorative="false"/>
      <style:paragraph-properties fo:text-align="center"/>
    </style:style>
    <style:style style:name="gr2" style:family="graphic" style:parent-style-name="Default">
      <style:graphic-properties draw:fill-color="#0000ff" draw:textarea-horizontal-align="justify" draw:textarea-vertical-align="middle" draw:auto-grow-height="false" fo:min-height="6.59mm" fo:min-width="273.72mm" style:writing-mode="lr-tb" loext:decorative="false"/>
      <style:paragraph-properties fo:text-align="center"/>
    </style:style>
    <style:style style:name="gr3" style:family="graphic" style:parent-style-name="Default">
      <style:graphic-properties draw:fill-color="#0000ff" draw:textarea-horizontal-align="justify" draw:textarea-vertical-align="top" draw:auto-grow-height="false" fo:min-height="15.94mm" fo:min-width="86.24mm" style:writing-mode="lr-tb" loext:decorative="false"/>
      <style:paragraph-properties fo:text-align="center"/>
    </style:style>
    <style:style style:name="gr4" style:family="graphic" style:parent-style-name="Default">
      <style:graphic-properties draw:fill-color="#0000ff" draw:textarea-horizontal-align="justify" draw:textarea-vertical-align="top" draw:auto-grow-height="false" fo:min-height="17.95mm" fo:min-width="89.57mm" style:writing-mode="lr-tb" loext:decorative="false"/>
      <style:paragraph-properties fo:text-align="center"/>
    </style:style>
    <style:style style:name="gr5" style:family="graphic" style:parent-style-name="Default">
      <style:graphic-properties draw:fill-color="#0000ff" draw:textarea-horizontal-align="justify" draw:textarea-vertical-align="top" draw:auto-grow-height="false" fo:min-height="17.84mm" fo:min-width="86.27mm" style:writing-mode="lr-tb" loext:decorative="false"/>
      <style:paragraph-properties fo:text-align="center"/>
    </style:style>
    <style:style style:name="gr6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4.66mm" fo:min-width="11.47mm" fo:padding-top="0.25mm" fo:padding-bottom="0.25mm" fo:padding-left="0.25mm" fo:padding-right="0.25mm" style:writing-mode="lr-tb" loext:decorative="fals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4.66mm" fo:min-width="5.25mm" fo:padding-top="0.25mm" fo:padding-bottom="0.25mm" fo:padding-left="0.25mm" fo:padding-right="0.25mm" style:writing-mode="lr-tb" loext:decorative="fals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gr8" style:family="graphic" style:parent-style-name="Default">
      <style:graphic-properties draw:fill-color="#add8e6" draw:textarea-horizontal-align="justify" draw:textarea-vertical-align="middle" draw:auto-grow-height="false" fo:min-height="7.23mm" fo:min-width="353.86mm" style:writing-mode="lr-tb" loext:decorative="false"/>
      <style:paragraph-properties fo:text-align="center"/>
    </style:style>
    <style:style style:name="gr9" style:family="graphic" style:parent-style-name="Default">
      <style:graphic-properties draw:fill-color="#ffd700" draw:textarea-horizontal-align="justify" draw:textarea-vertical-align="middle" draw:auto-grow-height="false" fo:min-height="12.9mm" fo:min-width="40.96mm" style:writing-mode="lr-tb" loext:decorative="false"/>
      <style:paragraph-properties fo:text-align="center"/>
    </style:style>
    <style:style style:name="gr10" style:family="graphic" style:parent-style-name="Default">
      <style:graphic-properties draw:fill-color="#ffc0cb" draw:textarea-horizontal-align="justify" draw:textarea-vertical-align="middle" draw:auto-grow-height="false" fo:min-height="12.9mm" fo:min-width="39.74mm" style:writing-mode="lr-tb" loext:decorative="false"/>
      <style:paragraph-properties fo:text-align="center"/>
    </style:style>
    <style:style style:name="gr11" style:family="graphic" style:parent-style-name="Default">
      <style:graphic-properties draw:fill-color="#ffd700" draw:textarea-horizontal-align="justify" draw:textarea-vertical-align="middle" draw:auto-grow-height="false" fo:min-height="11.14mm" fo:min-width="43.28mm" style:writing-mode="lr-tb" loext:decorative="false"/>
      <style:paragraph-properties fo:text-align="center"/>
    </style:style>
    <style:style style:name="gr12" style:family="graphic" style:parent-style-name="Default">
      <style:graphic-properties draw:fill-color="#ffd700" draw:textarea-horizontal-align="justify" draw:textarea-vertical-align="middle" draw:auto-grow-height="false" fo:min-height="12.9mm" fo:min-width="42.11mm" style:writing-mode="lr-tb" loext:decorative="false"/>
      <style:paragraph-properties fo:text-align="center"/>
    </style:style>
    <style:style style:name="gr13" style:family="graphic" style:parent-style-name="Default">
      <style:graphic-properties draw:fill-color="#ffd700" draw:textarea-horizontal-align="justify" draw:textarea-vertical-align="middle" draw:auto-grow-height="false" fo:min-height="11.92mm" fo:min-width="42.11mm" style:writing-mode="lr-tb" loext:decorative="false"/>
      <style:paragraph-properties fo:text-align="center"/>
    </style:style>
    <style:style style:name="gr14" style:family="graphic" style:parent-style-name="Default">
      <style:graphic-properties draw:fill-color="#ffd700" draw:textarea-horizontal-align="justify" draw:textarea-vertical-align="middle" draw:auto-grow-height="false" fo:min-height="10.91mm" fo:min-width="41.54mm" style:writing-mode="lr-tb" loext:decorative="false"/>
      <style:paragraph-properties fo:text-align="center"/>
    </style:style>
    <style:style style:name="gr15" style:family="graphic" style:parent-style-name="Default">
      <style:graphic-properties draw:fill-color="#ffd700" draw:textarea-horizontal-align="justify" draw:textarea-vertical-align="middle" draw:auto-grow-height="false" fo:min-height="11.17mm" fo:min-width="42.64mm" style:writing-mode="lr-tb" loext:decorative="false"/>
      <style:paragraph-properties fo:text-align="center"/>
    </style:style>
    <style:style style:name="gr16" style:family="graphic" style:parent-style-name="Default">
      <style:graphic-properties draw:fill-color="#ffd700" draw:textarea-horizontal-align="justify" draw:textarea-vertical-align="middle" draw:auto-grow-height="false" fo:min-height="11.69mm" fo:min-width="41.2mm" style:writing-mode="lr-tb" loext:decorative="false"/>
      <style:paragraph-properties fo:text-align="center"/>
    </style:style>
    <style:style style:name="gr17" style:family="graphic" style:parent-style-name="Default">
      <style:graphic-properties draw:fill-color="#ffc0cb" draw:textarea-horizontal-align="justify" draw:textarea-vertical-align="middle" draw:auto-grow-height="false" fo:min-height="11.2mm" fo:min-width="41.3mm" style:writing-mode="lr-tb" loext:decorative="false"/>
      <style:paragraph-properties fo:text-align="center"/>
    </style:style>
    <style:style style:name="gr18" style:family="graphic" style:parent-style-name="Default">
      <style:graphic-properties draw:fill-color="#7b68ee" draw:textarea-horizontal-align="justify" draw:textarea-vertical-align="middle" draw:auto-grow-height="false" fo:min-height="11.78mm" fo:min-width="41.86mm" style:writing-mode="lr-tb" loext:decorative="false"/>
      <style:paragraph-properties fo:text-align="center"/>
    </style:style>
    <style:style style:name="gr19" style:family="graphic" style:parent-style-name="Default">
      <style:graphic-properties draw:fill-color="#ffd700" draw:textarea-horizontal-align="justify" draw:textarea-vertical-align="middle" draw:auto-grow-height="false" fo:min-height="10.42mm" fo:min-width="40.96mm" style:writing-mode="lr-tb" loext:decorative="false"/>
      <style:paragraph-properties fo:text-align="center"/>
    </style:style>
    <style:style style:name="gr20" style:family="graphic" style:parent-style-name="Default">
      <style:graphic-properties draw:fill="solid" draw:fill-color="#7b68ee" draw:textarea-horizontal-align="justify" draw:textarea-vertical-align="middle" draw:auto-grow-height="false" fo:min-height="10.8mm" fo:min-width="41.86mm" style:writing-mode="lr-tb" loext:decorative="false"/>
      <style:paragraph-properties fo:text-align="center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add8e6"/>
      <style:paragraph-properties fo:text-align="center" style:writing-mode="lr-tb"/>
    </style:style>
    <style:style style:name="P7" style:family="paragraph">
      <loext:graphic-properties draw:fill-color="#ffd700"/>
      <style:paragraph-properties fo:text-align="center" style:writing-mode="lr-tb"/>
    </style:style>
    <style:style style:name="P8" style:family="paragraph">
      <loext:graphic-properties draw:fill-color="#ffc0cb"/>
      <style:paragraph-properties fo:text-align="center" style:writing-mode="lr-tb"/>
    </style:style>
    <style:style style:name="P9" style:family="paragraph">
      <loext:graphic-properties draw:fill-color="#7b68ee"/>
      <style:paragraph-properties fo:text-align="center" style:writing-mode="lr-tb"/>
    </style:style>
    <style:style style:name="P10" style:family="paragraph">
      <loext:graphic-properties draw:fill="solid" draw:fill-color="#7b68ee"/>
      <style:paragraph-properties fo:text-align="center" style:writing-mode="lr-tb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lance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50" table:default-cell-style-name="Default"/>
        <table:table-row table:style-name="ro1">
          <table:table-cell table:style-name="ce50" table:formula="of:=+COLUMN([.B1])-1" office:value-type="float" office:value="1" calcext:value-type="float">
            <text:p>1</text:p>
          </table:table-cell>
          <table:table-cell table:style-name="ce50" table:formula="of:=+COLUMN([.C1])-1" office:value-type="float" office:value="2" calcext:value-type="float">
            <text:p>2</text:p>
          </table:table-cell>
          <table:table-cell table:style-name="ce50" table:formula="of:=+COLUMN([.D1])-1" office:value-type="float" office:value="3" calcext:value-type="float">
            <text:p>3</text:p>
          </table:table-cell>
          <table:table-cell table:style-name="ce50" table:formula="of:=+COLUMN([.E1])-1" office:value-type="float" office:value="4" calcext:value-type="float">
            <text:p>4</text:p>
          </table:table-cell>
          <table:table-cell table:style-name="ce50" table:formula="of:=+COLUMN([.F1])-1" office:value-type="float" office:value="5" calcext:value-type="float">
            <text:p>5</text:p>
          </table:table-cell>
          <table:table-cell table:style-name="ce50"/>
          <table:table-cell table:number-columns-repeated="2"/>
          <table:table-cell table:style-name="ce50" table:formula="of:=+COLUMN([.J1])-1" office:value-type="float" office:value="9" calcext:value-type="float">
            <text:p>9</text:p>
          </table:table-cell>
          <table:table-cell table:style-name="ce50" table:formula="of:=+COLUMN([.K1])-1" office:value-type="float" office:value="10" calcext:value-type="float">
            <text:p>10</text:p>
          </table:table-cell>
          <table:table-cell table:style-name="ce50" table:formula="of:=+COLUMN([.L1])-1" office:value-type="float" office:value="11" calcext:value-type="float">
            <text:p>11</text:p>
          </table:table-cell>
          <table:table-cell table:style-name="ce50" table:formula="of:=+COLUMN([.M1])-1" office:value-type="float" office:value="12" calcext:value-type="float">
            <text:p>12</text:p>
          </table:table-cell>
          <table:table-cell table:style-name="ce50" table:formula="of:=+COLUMN([.N1])-1" office:value-type="float" office:value="13" calcext:value-type="float">
            <text:p>13</text:p>
          </table:table-cell>
          <table:table-cell table:style-name="ce50"/>
          <table:table-cell table:number-columns-repeated="50"/>
        </table:table-row>
        <table:table-row table:style-name="ro2">
          <table:table-cell table:style-name="ce51" office:value-type="string" calcext:value-type="string" table:number-columns-spanned="5" table:number-rows-spanned="1">
            <text:p>REPORT: <text:s text:c="2"/>Balance SHEET</text:p>
          </table:table-cell>
          <table:covered-table-cell table:number-columns-repeated="4" table:style-name="ce3"/>
          <table:table-cell table:style-name="ce57"/>
          <table:table-cell table:number-columns-repeated="2"/>
          <table:table-cell table:style-name="ce51" office:value-type="string" calcext:value-type="string" table:number-columns-spanned="5" table:number-rows-spanned="1">
            <text:p>SCENARIO REPORT: <text:s text:c="2"/>Profit &amp; Loss </text:p>
          </table:table-cell>
          <table:covered-table-cell table:number-columns-repeated="4" table:style-name="ce3"/>
          <table:table-cell table:style-name="ce57"/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4"/>
          <table:table-cell table:style-name="ce58"/>
          <table:table-cell/>
          <table:table-cell table:style-name="ce87" office:value-type="string" office:string-value="Model 1" calcext:value-type="string">
            <text:p><text:s/>Model 1 </text:p>
          </table:table-cell>
          <table:table-cell table:style-name="ce90" office:value-type="string" office:string-value="Model 1" calcext:value-type="string">
            <text:p><text:s/>Model 1 </text:p>
          </table:table-cell>
          <table:table-cell table:style-name="ce90" office:value-type="string" office:string-value="Model 3" calcext:value-type="string">
            <text:p><text:s/>Model 3 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4"/>
          <table:table-cell table:style-name="ce68"/>
          <table:table-cell table:number-columns-repeated="4"/>
          <table:table-cell table:style-name="ce74"/>
          <table:table-cell office:value-type="string" calcext:value-type="string">
            <text:p>Labour SF/ hour</text:p>
          </table:table-cell>
          <table:table-cell table:style-name="ce64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3"/>
          <table:table-cell table:style-name="ce58"/>
          <table:table-cell table:style-name="ce74"/>
          <table:table-cell office:value-type="string" calcext:value-type="string">
            <text:p>Labour SF/ hour</text:p>
          </table:table-cell>
          <table:table-cell table:style-name="ce62" office:value-type="float" office:value="20" calcext:value-type="float">
            <text:p><text:s/>20.00 <text:s text:c="3"/></text:p>
          </table:table-cell>
          <table:table-cell table:style-name="ce68" office:value-type="float" office:value="10" calcext:value-type="float">
            <text:p><text:s/>10.00 <text:s text:c="3"/></text:p>
          </table:table-cell>
          <table:table-cell table:style-name="ce68" office:value-type="float" office:value="0.01" calcext:value-type="float">
            <text:p><text:s/>0.01 <text:s text:c="3"/></text:p>
          </table:table-cell>
          <table:table-cell table:number-columns-repeated="50"/>
        </table:table-row>
        <table:table-row table:style-name="ro1">
          <table:table-cell/>
          <table:table-cell table:style-name="ce58" office:value-type="string" calcext:value-type="string">
            <text:p>Assets</text:p>
          </table:table-cell>
          <table:table-cell/>
          <table:table-cell table:style-name="ce62"/>
          <table:table-cell table:style-name="ce68"/>
          <table:table-cell table:number-columns-repeated="4"/>
          <table:table-cell table:style-name="ce58" table:number-columns-repeated="2"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ank</text:p>
          </table:table-cell>
          <table:table-cell table:style-name="ce62" table:formula="of:=+[$'E=A-L'.AB43]" office:value-type="float" office:value="0" calcext:value-type="float">
            <text:p><text:s/>- <text:s text:c="3"/></text:p>
          </table:table-cell>
          <table:table-cell table:style-name="ce68"/>
          <table:table-cell table:number-columns-repeated="6"/>
          <table:table-cell table:style-name="ce62" table:formula="of:=+[$'E=A-L'.AJ22]" office:value-type="float" office:value="0" calcext:value-type="float">
            <text:p><text:s/>- <text:s text:c="3"/></text:p>
          </table:table-cell>
          <table:table-cell table:number-columns-repeated="2" table:style-name="ce68" office:value-type="string" office:string-value="Labour Discount" calcext:value-type="string">
            <text:p><text:s/>Labour Discount 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5"/>
          <table:table-cell table:style-name="ce60"/>
          <table:table-cell table:number-columns-repeated="53"/>
        </table:table-row>
        <table:table-row table:style-name="ro1">
          <table:table-cell table:number-columns-repeated="2"/>
          <table:table-cell table:style-name="ce59" office:value-type="string" calcext:value-type="string">
            <text:p>Goods Pedestal</text:p>
          </table:table-cell>
          <table:table-cell table:style-name="ce62" table:formula="of:=+[$'E=A-L'.AB52]" office:value-type="float" office:value="0" calcext:value-type="float">
            <text:p><text:s/>- <text:s text:c="3"/></text:p>
          </table:table-cell>
          <table:table-cell table:style-name="ce68"/>
          <table:table-cell table:number-columns-repeated="4"/>
          <table:table-cell table:style-name="ce59" office:value-type="string" calcext:value-type="string">
            <text:p>Goods Pedestal</text:p>
          </table:table-cell>
          <table:table-cell table:style-name="ce60" office:value-type="string" calcext:value-type="string">
            <text:p>Wood</text:p>
          </table:table-cell>
          <table:table-cell table:style-name="ce62" table:formula="of:=+[$'E=A-L'.AO129]" office:value-type="float" office:value="0" calcext:value-type="float">
            <text:p><text:s/>- <text:s text:c="3"/></text:p>
          </table:table-cell>
          <table:table-cell table:style-name="ce68" table:formula="of:=+[.L9]" office:value-type="float" office:value="0" calcext:value-type="float">
            <text:p><text:s/>- <text:s text:c="3"/></text:p>
          </table:table-cell>
          <table:table-cell table:style-name="ce68" table:formula="of:=+[.M9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 office:value-type="string" calcext:value-type="string">
            <text:p>Stock</text:p>
          </table:table-cell>
          <table:table-cell table:style-name="ce62"/>
          <table:table-cell table:style-name="ce68"/>
          <table:table-cell table:number-columns-repeated="4"/>
          <table:table-cell table:style-name="ce60"/>
          <table:table-cell table:style-name="ce60" office:value-type="string" calcext:value-type="string">
            <text:p>Components</text:p>
          </table:table-cell>
          <table:table-cell table:style-name="ce62" table:formula="of:=+[$'E=A-L'.AO130]" office:value-type="float" office:value="0" calcext:value-type="float">
            <text:p><text:s/>- <text:s text:c="3"/></text:p>
          </table:table-cell>
          <table:table-cell table:style-name="ce68" table:formula="of:=+[.L10]" office:value-type="float" office:value="0" calcext:value-type="float">
            <text:p><text:s/>- <text:s text:c="3"/></text:p>
          </table:table-cell>
          <table:table-cell table:style-name="ce68" table:formula="of:=+[.M10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 office:value-type="string" calcext:value-type="string">
            <text:p>Finnished</text:p>
          </table:table-cell>
          <table:table-cell table:style-name="ce62"/>
          <table:table-cell table:style-name="ce68"/>
          <table:table-cell table:number-columns-repeated="5"/>
          <table:table-cell table:style-name="ce60" office:value-type="string" calcext:value-type="string">
            <text:p>Labour</text:p>
          </table:table-cell>
          <table:table-cell table:style-name="ce62" table:formula="of:=+[$'E=A-L'.AO131]" office:value-type="float" office:value="0" calcext:value-type="float">
            <text:p><text:s/>- <text:s text:c="3"/></text:p>
          </table:table-cell>
          <table:table-cell table:style-name="ce68" table:formula="of:=+[.M$5]/[.$L$5]*[.L11]" office:value-type="float" office:value="0" calcext:value-type="float">
            <text:p><text:s/>- <text:s text:c="3"/></text:p>
          </table:table-cell>
          <table:table-cell table:style-name="ce68" table:formula="of:=+[.N$5]/[.$L$5]*[.M11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/>
          <table:table-cell table:style-name="ce62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Goods Keyboard</text:p>
          </table:table-cell>
          <table:table-cell table:style-name="ce62" table:formula="of:=+[$'E=A-L'.AB93]" office:value-type="float" office:value="0" calcext:value-type="float">
            <text:p><text:s/>- <text:s text:c="3"/></text:p>
          </table:table-cell>
          <table:table-cell table:style-name="ce68"/>
          <table:table-cell table:style-name="ce73"/>
          <table:table-cell table:number-columns-repeated="3"/>
          <table:table-cell office:value-type="string" calcext:value-type="string">
            <text:p>Goods Bartop</text:p>
          </table:table-cell>
          <table:table-cell table:style-name="ce60"/>
          <table:table-cell table:style-name="ce62" table:formula="of:=+[$'E=A-L'.AO138]" office:value-type="float" office:value="0" calcext:value-type="float">
            <text:p><text:s/>- <text:s text:c="3"/></text:p>
          </table:table-cell>
          <table:table-cell table:style-name="ce68" table:formula="of:=+[.L13]" office:value-type="float" office:value="0" calcext:value-type="float">
            <text:p><text:s/>- <text:s text:c="3"/></text:p>
          </table:table-cell>
          <table:table-cell table:style-name="ce68" table:formula="of:=+[.M13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 office:value-type="string" calcext:value-type="string">
            <text:p>Stock</text:p>
          </table:table-cell>
          <table:table-cell table:style-name="ce62"/>
          <table:table-cell table:style-name="ce68"/>
          <table:table-cell table:style-name="ce73"/>
          <table:table-cell table:number-columns-repeated="3"/>
          <table:table-cell table:style-name="ce60"/>
          <table:table-cell table:style-name="ce60" office:value-type="string" calcext:value-type="string">
            <text:p>Wood</text:p>
          </table:table-cell>
          <table:table-cell table:style-name="ce62" table:formula="of:=+[$'E=A-L'.AO139]" office:value-type="float" office:value="0" calcext:value-type="float">
            <text:p><text:s/>- <text:s text:c="3"/></text:p>
          </table:table-cell>
          <table:table-cell table:style-name="ce68" table:formula="of:=+[.L14]" office:value-type="float" office:value="0" calcext:value-type="float">
            <text:p><text:s/>- <text:s text:c="3"/></text:p>
          </table:table-cell>
          <table:table-cell table:style-name="ce68" table:formula="of:=+[.M14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 office:value-type="string" calcext:value-type="string">
            <text:p>Finnished</text:p>
          </table:table-cell>
          <table:table-cell table:style-name="ce62"/>
          <table:table-cell table:style-name="ce68"/>
          <table:table-cell table:style-name="ce73"/>
          <table:table-cell table:number-columns-repeated="4"/>
          <table:table-cell table:style-name="ce60" office:value-type="string" calcext:value-type="string">
            <text:p>Components</text:p>
          </table:table-cell>
          <table:table-cell table:style-name="ce62" table:formula="of:=+[$'E=A-L'.AO140]" office:value-type="float" office:value="0" calcext:value-type="float">
            <text:p><text:s/>- <text:s text:c="3"/></text:p>
          </table:table-cell>
          <table:table-cell table:style-name="ce68" table:formula="of:=+[.M$5]/[.$L$5]*[.L15]" office:value-type="float" office:value="0" calcext:value-type="float">
            <text:p><text:s/>- <text:s text:c="3"/></text:p>
          </table:table-cell>
          <table:table-cell table:style-name="ce68" table:formula="of:=+[.N$5]/[.$L$5]*[.M15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/>
          <table:table-cell table:style-name="ce62"/>
          <table:table-cell table:style-name="ce68"/>
          <table:table-cell table:style-name="ce73"/>
          <table:table-cell table:number-columns-repeated="4"/>
          <table:table-cell table:style-name="ce60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oods Bartop</text:p>
          </table:table-cell>
          <table:table-cell table:style-name="ce62"/>
          <table:table-cell table:style-name="ce68"/>
          <table:table-cell table:style-name="ce73"/>
          <table:table-cell table:number-columns-repeated="3"/>
          <table:table-cell office:value-type="string" calcext:value-type="string">
            <text:p>Goods Frame</text:p>
          </table:table-cell>
          <table:table-cell table:style-name="ce60" office:value-type="string" calcext:value-type="string">
            <text:p>Wood</text:p>
          </table:table-cell>
          <table:table-cell table:style-name="ce62" table:formula="of:=+[$'E=A-L'.AO146]" office:value-type="float" office:value="0" calcext:value-type="float">
            <text:p><text:s/>- <text:s text:c="3"/></text:p>
          </table:table-cell>
          <table:table-cell table:style-name="ce68" table:formula="of:=+[.L17]" office:value-type="float" office:value="0" calcext:value-type="float">
            <text:p><text:s/>- <text:s text:c="3"/></text:p>
          </table:table-cell>
          <table:table-cell table:style-name="ce68" table:formula="of:=+[.M17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 office:value-type="string" calcext:value-type="string">
            <text:p>Stock</text:p>
          </table:table-cell>
          <table:table-cell table:style-name="ce62"/>
          <table:table-cell table:style-name="ce68"/>
          <table:table-cell table:style-name="ce73"/>
          <table:table-cell table:number-columns-repeated="3"/>
          <table:table-cell table:style-name="ce60"/>
          <table:table-cell table:style-name="ce60" office:value-type="string" calcext:value-type="string">
            <text:p>Components</text:p>
          </table:table-cell>
          <table:table-cell table:style-name="ce62" table:formula="of:=+[$'E=A-L'.AO147]" office:value-type="float" office:value="0" calcext:value-type="float">
            <text:p><text:s/>- <text:s text:c="3"/></text:p>
          </table:table-cell>
          <table:table-cell table:style-name="ce68" table:formula="of:=+[.L18]" office:value-type="float" office:value="0" calcext:value-type="float">
            <text:p><text:s/>- <text:s text:c="3"/></text:p>
          </table:table-cell>
          <table:table-cell table:style-name="ce68" table:formula="of:=+[.M18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 office:value-type="string" calcext:value-type="string">
            <text:p>Finnished</text:p>
          </table:table-cell>
          <table:table-cell table:style-name="ce62"/>
          <table:table-cell table:style-name="ce68"/>
          <table:table-cell table:style-name="ce73"/>
          <table:table-cell table:number-columns-repeated="4"/>
          <table:table-cell table:style-name="ce60" office:value-type="string" calcext:value-type="string">
            <text:p>Labour</text:p>
          </table:table-cell>
          <table:table-cell table:style-name="ce62" table:formula="of:=+[$'E=A-L'.AO148]" office:value-type="float" office:value="0" calcext:value-type="float">
            <text:p><text:s/>- <text:s text:c="3"/></text:p>
          </table:table-cell>
          <table:table-cell table:style-name="ce68" table:formula="of:=+[.M$5]/[.$L$5]*[.L19]" office:value-type="float" office:value="0" calcext:value-type="float">
            <text:p><text:s/>- <text:s text:c="3"/></text:p>
          </table:table-cell>
          <table:table-cell table:style-name="ce68" table:formula="of:=+[.N$5]/[.$L$5]*[.M19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style-name="ce73"/>
          <table:table-cell table:number-columns-repeated="4"/>
          <table:table-cell table:style-name="ce60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oods Frame</text:p>
          </table:table-cell>
          <table:table-cell table:style-name="ce62" table:formula="of:=+[$'E=A-L'.AB94]" office:value-type="float" office:value="0" calcext:value-type="float">
            <text:p><text:s/>- <text:s text:c="3"/></text:p>
          </table:table-cell>
          <table:table-cell table:style-name="ce68"/>
          <table:table-cell table:style-name="ce73"/>
          <table:table-cell table:number-columns-repeated="3"/>
          <table:table-cell office:value-type="string" calcext:value-type="string">
            <text:p>Goods Keyboard</text:p>
          </table:table-cell>
          <table:table-cell table:style-name="ce60" office:value-type="string" calcext:value-type="string">
            <text:p>Wood</text:p>
          </table:table-cell>
          <table:table-cell table:style-name="ce62" table:formula="of:=+[$'E=A-L'.AO154]" office:value-type="float" office:value="0" calcext:value-type="float">
            <text:p><text:s/>- <text:s text:c="3"/></text:p>
          </table:table-cell>
          <table:table-cell table:style-name="ce68" table:formula="of:=+[.L21]" office:value-type="float" office:value="0" calcext:value-type="float">
            <text:p><text:s/>- <text:s text:c="3"/></text:p>
          </table:table-cell>
          <table:table-cell table:style-name="ce68" table:formula="of:=+[.M21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 office:value-type="string" calcext:value-type="string">
            <text:p>Stock</text:p>
          </table:table-cell>
          <table:table-cell table:style-name="ce62"/>
          <table:table-cell table:style-name="ce68"/>
          <table:table-cell table:style-name="ce73"/>
          <table:table-cell table:number-columns-repeated="4"/>
          <table:table-cell table:style-name="ce60" office:value-type="string" calcext:value-type="string">
            <text:p>Components</text:p>
          </table:table-cell>
          <table:table-cell table:style-name="ce62" table:formula="of:=+[$'E=A-L'.AO155]" office:value-type="float" office:value="0" calcext:value-type="float">
            <text:p><text:s/>- <text:s text:c="3"/></text:p>
          </table:table-cell>
          <table:table-cell table:style-name="ce68" table:formula="of:=+[.L22]" office:value-type="float" office:value="0" calcext:value-type="float">
            <text:p><text:s/>- <text:s text:c="3"/></text:p>
          </table:table-cell>
          <table:table-cell table:style-name="ce68" table:formula="of:=+[.M22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60" office:value-type="string" calcext:value-type="string">
            <text:p>Finnished</text:p>
          </table:table-cell>
          <table:table-cell table:style-name="ce62"/>
          <table:table-cell table:style-name="ce68"/>
          <table:table-cell table:style-name="ce73"/>
          <table:table-cell table:number-columns-repeated="4"/>
          <table:table-cell table:style-name="ce60" office:value-type="string" calcext:value-type="string">
            <text:p>Labour</text:p>
          </table:table-cell>
          <table:table-cell table:style-name="ce62" table:formula="of:=+[$'E=A-L'.AO156]" office:value-type="float" office:value="0" calcext:value-type="float">
            <text:p><text:s/>- <text:s text:c="3"/></text:p>
          </table:table-cell>
          <table:table-cell table:style-name="ce68" table:formula="of:=+[.M$5]/[.$L$5]*[.L23]" office:value-type="float" office:value="0" calcext:value-type="float">
            <text:p><text:s/>- <text:s text:c="3"/></text:p>
          </table:table-cell>
          <table:table-cell table:style-name="ce68" table:formula="of:=+[.N$5]/[.$L$5]*[.M23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style-name="ce73"/>
          <table:table-cell table:number-columns-repeated="5"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65" table:formula="of:=+SUM([.D6:.D24])" office:value-type="float" office:value="0" calcext:value-type="float">
            <text:p><text:s/>- <text:s text:c="3"/></text:p>
          </table:table-cell>
          <table:table-cell table:style-name="ce68"/>
          <table:table-cell table:number-columns-repeated="6"/>
          <table:table-cell table:style-name="ce62" table:formula="of:=+[$'E=A-L'.AJ89]" office:value-type="float" office:value="0" calcext:value-type="float">
            <text:p><text:s/>- <text:s text:c="3"/></text:p>
          </table:table-cell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5"/>
          <table:table-cell table:style-name="ce60"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5"/>
          <table:table-cell table:style-name="ce61" office:value-type="string" calcext:value-type="string">
            <text:p>Labour Savings:</text:p>
          </table:table-cell>
          <table:table-cell table:style-name="ce62"/>
          <table:table-cell table:style-name="ce68" table:formula="of:=+[.L29]-[.M34]" office:value-type="float" office:value="0" calcext:value-type="float">
            <text:p><text:s/>- <text:s text:c="3"/></text:p>
          </table:table-cell>
          <table:table-cell table:style-name="ce68" table:formula="of:=+[.L29]-[.N34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/>
          <table:table-cell table:style-name="ce58" office:value-type="string" calcext:value-type="string">
            <text:p>Libalities</text:p>
          </table:table-cell>
          <table:table-cell/>
          <table:table-cell table:style-name="ce62"/>
          <table:table-cell table:style-name="ce68"/>
          <table:table-cell table:number-columns-repeated="5"/>
          <table:table-cell table:style-name="ce60"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reditors</text:p>
          </table:table-cell>
          <table:table-cell table:style-name="ce64"/>
          <table:table-cell table:style-name="ce68" table:formula="of:=+[$'E=A-L'.AO4]" office:value-type="float" office:value="0" calcext:value-type="float">
            <text:p><text:s/>- <text:s text:c="3"/></text:p>
          </table:table-cell>
          <table:table-cell table:number-columns-repeated="5"/>
          <table:table-cell table:style-name="ce60"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4"/>
          <table:table-cell table:style-name="ce68"/>
          <table:table-cell table:number-columns-repeated="5"/>
          <table:table-cell table:style-name="ce60"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style-name="ce64"/>
          <table:table-cell table:style-name="ce69" table:formula="of:=+SUM([.E28:.E30])" office:value-type="float" office:value="0" calcext:value-type="float">
            <text:p><text:s/>- <text:s text:c="3"/></text:p>
          </table:table-cell>
          <table:table-cell table:number-columns-repeated="4"/>
          <table:table-cell table:style-name="ce58"/>
          <table:table-cell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6"/>
          <table:table-cell table:style-name="ce64"/>
          <table:table-cell table:style-name="ce68" table:formula="of:=+[$'E=A-L'.AW4]" office:value-type="float" office:value="0" calcext:value-type="float">
            <text:p><text:s/>- <text:s text:c="3"/></text:p>
          </table:table-cell>
          <table:table-cell table:style-name="ce68" table:formula="of:=+[$'E=A-L'.AX4]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6"/>
          <table:table-cell table:style-name="ce64"/>
          <table:table-cell table:style-name="ce68" table:number-columns-repeated="2"/>
          <table:table-cell table:number-columns-repeated="50"/>
        </table:table-row>
        <table:table-row table:style-name="ro1">
          <table:table-cell/>
          <table:table-cell table:style-name="ce58" office:value-type="string" calcext:value-type="string">
            <text:p>Equity</text:p>
          </table:table-cell>
          <table:table-cell table:style-name="ce61" office:value-type="date" office:date-value="2021-12-01" calcext:value-type="date">
            <text:p>2021-12-01</text:p>
          </table:table-cell>
          <table:table-cell table:style-name="ce62" table:formula="of:=+[.D25]-[.E31]" office:value-type="float" office:value="0" calcext:value-type="float">
            <text:p><text:s/>- <text:s text:c="3"/></text:p>
          </table:table-cell>
          <table:table-cell table:style-name="ce68"/>
          <table:table-cell table:number-columns-repeated="5"/>
          <table:table-cell table:style-name="ce60" office:value-type="string" calcext:value-type="string">
            <text:p>Total</text:p>
          </table:table-cell>
          <table:table-cell table:style-name="ce65" table:formula="of:=+SUM([.L9:.L25])" office:value-type="float" office:value="0" calcext:value-type="float">
            <text:p><text:s/>- <text:s text:c="3"/></text:p>
          </table:table-cell>
          <table:table-cell table:style-name="ce65" table:formula="of:=+SUM([.M8:.M25])" office:value-type="float" office:value="0" calcext:value-type="float">
            <text:p><text:s/>- <text:s text:c="3"/></text:p>
          </table:table-cell>
          <table:table-cell table:style-name="ce65" table:formula="of:=+SUM([.N8:.N25])" office:value-type="float" office:value="0" calcext:value-type="float">
            <text:p><text:s/>- <text:s text:c="3"/></text:p>
          </table:table-cell>
          <table:table-cell table:number-columns-repeated="50"/>
        </table:table-row>
        <table:table-row table:style-name="ro1">
          <table:table-cell table:number-columns-repeated="3"/>
          <table:table-cell table:style-name="ce64"/>
          <table:table-cell table:style-name="ce68"/>
          <table:table-cell table:number-columns-repeated="6"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6"/>
          <table:table-cell table:style-name="ce62"/>
          <table:table-cell table:style-name="ce68" table:number-columns-repeated="2"/>
          <table:table-cell table:number-columns-repeated="50"/>
        </table:table-row>
        <table:table-row table:style-name="ro1">
          <table:table-cell table:number-columns-repeated="3"/>
          <table:table-cell table:style-name="ce62"/>
          <table:table-cell table:style-name="ce68"/>
          <table:table-cell table:number-columns-repeated="4"/>
          <table:table-cell table:style-name="ce58"/>
          <table:table-cell table:number-columns-repeated="54"/>
        </table:table-row>
        <table:table-row table:style-name="ro1" table:number-rows-repeated="5">
          <table:table-cell table:number-columns-repeated="3"/>
          <table:table-cell table:style-name="ce66" table:number-columns-repeated="2"/>
          <table:table-cell table:number-columns-repeated="59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=A-L" table:style-name="ta2" table:print-ranges="'E=A-L'.A2:'E=A-L'.AR162">
        <office:forms form:automatic-focus="false" form:apply-design-mode="false"/>
        <table:table-column-group>
          <table:table-column table:style-name="co13" table:default-cell-style-name="Default"/>
          <table:table-column table:style-name="co14" table:default-cell-style-name="ce45"/>
          <table:table-column table:style-name="co15" table:default-cell-style-name="ce8"/>
          <table:table-column-group>
            <table:table-column table:style-name="co16" table:default-cell-style-name="ce8"/>
            <table:table-column table:style-name="co17" table:default-cell-style-name="ce8"/>
            <table:table-column table:style-name="co18" table:default-cell-style-name="ce8"/>
            <table:table-column table:style-name="co19" table:default-cell-style-name="ce8"/>
            <table:table-column table:style-name="co20" table:default-cell-style-name="ce8"/>
            <table:table-column table:style-name="co19" table:default-cell-style-name="ce45"/>
            <table:table-column table:style-name="co21" table:default-cell-style-name="ce45"/>
          </table:table-column-group>
          <table:table-column table:style-name="co22" table:default-cell-style-name="ce8"/>
          <table:table-column table:style-name="co23" table:default-cell-style-name="ce8"/>
          <table:table-column table:style-name="co24" table:default-cell-style-name="ce8"/>
        </table:table-column-group>
        <table:table-column table:style-name="co25" table:default-cell-style-name="ce8"/>
        <table:table-column table:style-name="co26" table:default-cell-style-name="ce8"/>
        <table:table-column table:style-name="co27" table:default-cell-style-name="ce45"/>
        <table:table-column table:style-name="co28" table:default-cell-style-name="ce8"/>
        <table:table-column-group>
          <table:table-column table:style-name="co29" table:default-cell-style-name="ce45"/>
          <table:table-column table:style-name="co30" table:default-cell-style-name="ce45"/>
          <table:table-column table:style-name="co31" table:default-cell-style-name="ce8"/>
          <table:table-column table:style-name="co32" table:default-cell-style-name="ce8"/>
          <table:table-column table:style-name="co33" table:default-cell-style-name="ce45"/>
          <table:table-column table:style-name="co34" table:default-cell-style-name="ce45"/>
          <table:table-column table:style-name="co35" table:default-cell-style-name="ce45"/>
          <table:table-column table:style-name="co36" table:default-cell-style-name="ce45"/>
        </table:table-column-group>
        <table:table-column table:style-name="co37" table:default-cell-style-name="ce8"/>
        <table:table-column table:style-name="co38" table:default-cell-style-name="ce8"/>
        <table:table-column table:style-name="co39" table:default-cell-style-name="ce188"/>
        <table:table-column table:style-name="co40" table:default-cell-style-name="ce8"/>
        <table:table-column-group>
          <table:table-column table:style-name="co26" table:default-cell-style-name="ce8"/>
          <table:table-column table:style-name="co41" table:default-cell-style-name="ce8"/>
          <table:table-column table:style-name="co42" table:default-cell-style-name="ce8"/>
          <table:table-column-group>
            <table:table-column table:style-name="co43" table:default-cell-style-name="ce8"/>
            <table:table-column table:style-name="co44" table:default-cell-style-name="ce45"/>
            <table:table-column table:style-name="co45" table:default-cell-style-name="ce8"/>
            <table:table-column table:style-name="co46" table:default-cell-style-name="ce8"/>
            <table:table-column table:style-name="co47" table:number-columns-repeated="2" table:default-cell-style-name="ce188"/>
            <table:table-column table:style-name="co48" table:default-cell-style-name="ce45"/>
            <table:table-column table:style-name="co49" table:default-cell-style-name="ce45"/>
          </table:table-column-group>
          <table:table-column table:style-name="co22" table:default-cell-style-name="ce8"/>
          <table:table-column table:style-name="co50" table:default-cell-style-name="ce8"/>
          <table:table-column table:style-name="co51" table:default-cell-style-name="ce166"/>
        </table:table-column-group>
        <table:table-column table:style-name="co40" table:default-cell-style-name="ce8"/>
        <table:table-column table:style-name="co22" table:default-cell-style-name="ce8"/>
        <table:table-column table:style-name="co2" table:number-columns-repeated="979" table:default-cell-style-name="Default"/>
        <table:table-header-rows>
          <table:table-row table:style-name="ro3">
            <table:table-cell table:style-name="ce135"/>
            <table:table-cell table:style-name="ce43" office:value-type="string" calcext:value-type="string">
              <text:p>PROJECT ACCOUNTING SHEET</text:p>
            </table:table-cell>
            <table:table-cell table:style-name="ce6" table:number-columns-repeated="3"/>
            <table:table-cell table:style-name="ce110" office:value-type="string" calcext:value-type="string">
              <text:p>Project_06_2024_Bartos_Pandora_D</text:p>
            </table:table-cell>
            <table:table-cell table:style-name="ce135" table:number-columns-repeated="2"/>
            <table:table-cell table:style-name="ce172" table:number-columns-repeated="2"/>
            <table:table-cell table:style-name="ce159"/>
            <table:table-cell table:style-name="ce135" table:number-columns-repeated="4"/>
            <table:table-cell table:style-name="ce169" office:value-type="string" calcext:value-type="string">
              <text:p>Equity = Assets - Liabilities</text:p>
            </table:table-cell>
            <table:table-cell table:style-name="ce159"/>
            <table:table-cell table:style-name="ce169" table:number-columns-repeated="2"/>
            <table:table-cell table:style-name="ce135" table:number-columns-repeated="2"/>
            <table:table-cell table:style-name="ce172" table:number-columns-repeated="4"/>
            <table:table-cell table:style-name="ce135" table:number-columns-repeated="2"/>
            <table:table-cell table:style-name="ce181"/>
            <table:table-cell table:style-name="ce135" table:number-columns-repeated="5"/>
            <table:table-cell table:style-name="ce172"/>
            <table:table-cell table:style-name="ce135" table:number-columns-repeated="2"/>
            <table:table-cell table:style-name="ce181" table:number-columns-repeated="2"/>
            <table:table-cell table:style-name="ce172" table:number-columns-repeated="2"/>
            <table:table-cell table:style-name="ce135" table:number-columns-repeated="2"/>
            <table:table-cell table:style-name="ce222"/>
            <table:table-cell table:style-name="ce135"/>
            <table:table-cell table:number-columns-repeated="980"/>
          </table:table-row>
        </table:table-header-rows>
        <table:table-row table:style-name="ro2">
          <table:table-cell table:style-name="ce3"/>
          <table:table-cell table:style-name="ce3" office:value-type="string" calcext:value-type="string">
            <text:p>REPORT: <text:s/>Quick Balance</text:p>
          </table:table-cell>
          <table:table-cell table:style-name="ce139" table:number-columns-repeated="3"/>
          <table:table-cell table:style-name="ce3" table:number-columns-repeated="5"/>
          <table:table-cell table:style-name="ce29" table:formula="of:=+IF(+[.M162]=[.AB162]-[.AQ162];&quot;BALANCE IS OK&quot;; &quot;UNBALANCED&quot;)" office:value-type="string" office:string-value="BALANCE IS OK" calcext:value-type="string" table:number-columns-spanned="2" table:number-rows-spanned="1">
            <text:p>BALANCE IS OK</text:p>
          </table:table-cell>
          <table:covered-table-cell table:style-name="ce125"/>
          <table:table-cell table:style-name="ce34" table:formula="of:=-[.M3] +[.AB3]-[.AQ3]" office:value-type="float" office:value="0" calcext:value-type="float">
            <text:p>SFr. 0</text:p>
          </table:table-cell>
          <table:table-cell table:style-name="ce135"/>
          <table:table-cell table:style-name="ce3"/>
          <table:table-cell table:style-name="ce3" office:value-type="string" calcext:value-type="string">
            <text:p>REPORT: <text:s/>Cash</text:p>
          </table:table-cell>
          <table:table-cell table:style-name="ce139"/>
          <table:table-cell table:style-name="ce3" table:number-columns-repeated="8"/>
          <table:table-cell table:style-name="ce163" table:formula="of:=+[.AB43]" office:value-type="currency" office:currency="CHF" office:value="0" calcext:value-type="currency" table:number-columns-spanned="2" table:number-rows-spanned="1">
            <text:p>CHF - </text:p>
          </table:table-cell>
          <table:covered-table-cell table:style-name="ce72"/>
          <table:table-cell table:style-name="ce182"/>
          <table:table-cell table:style-name="ce135"/>
          <table:table-cell table:style-name="ce82" table:number-columns-repeated="4"/>
          <table:table-cell table:style-name="ce125"/>
          <table:table-cell table:style-name="ce82" table:number-columns-repeated="2"/>
          <table:table-cell table:style-name="ce212" table:number-columns-repeated="2"/>
          <table:table-cell table:style-name="ce125" table:number-columns-repeated="2"/>
          <table:table-cell table:style-name="ce82" table:number-columns-repeated="2"/>
          <table:table-cell table:style-name="ce223"/>
          <table:table-cell table:style-name="ce135"/>
          <table:table-cell table:style-name="ce50"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36" table:formula="of:=+[.M162]" office:value-type="float" office:value="0" calcext:value-type="float">
            <text:p>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183" table:formula="of:=+[.AB162]" office:value-type="currency" office:currency="CHF" office:value="0" calcext:value-type="currency">
            <text:p>CHF 0.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215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183" table:formula="of:=+[.AQ162]" office:value-type="currency" office:currency="CHF" office:value="0" calcext:value-type="currency">
            <text:p>CHF 0.00</text:p>
          </table:table-cell>
          <table:table-cell table:style-name="ce22"/>
          <table:table-cell table:style-name="ce50" table:number-columns-repeated="980"/>
        </table:table-row>
        <table:table-row table:style-name="ro2">
          <table:table-cell table:style-name="ce4"/>
          <table:table-cell table:style-name="ce44" office:value-type="string" calcext:value-type="string">
            <text:p>OWNERS EQUITY =</text:p>
          </table:table-cell>
          <table:table-cell table:style-name="ce4" table:number-columns-repeated="6"/>
          <table:table-cell table:style-name="ce44" table:number-columns-repeated="2"/>
          <table:table-cell table:style-name="ce4" table:formula="of:=+[.M162]" office:value-type="float" office:value="0" calcext:value-type="float">
            <text:p>0</text:p>
          </table:table-cell>
          <table:table-cell table:style-name="ce4" table:number-columns-repeated="2"/>
          <table:table-cell table:style-name="ce135"/>
          <table:table-cell table:style-name="ce168"/>
          <table:table-cell table:style-name="ce170" office:value-type="string" calcext:value-type="string">
            <text:p>+ ASSETS =</text:p>
          </table:table-cell>
          <table:table-cell table:style-name="ce168"/>
          <table:table-cell table:style-name="ce170" table:number-columns-repeated="2"/>
          <table:table-cell table:style-name="ce168" table:number-columns-repeated="2"/>
          <table:table-cell table:style-name="ce170" table:number-columns-repeated="4"/>
          <table:table-cell table:style-name="ce213" table:formula="of:=+[.AB162]" office:value-type="float" office:value="0" calcext:value-type="float">
            <text:p>0.00</text:p>
          </table:table-cell>
          <table:table-cell table:style-name="ce170"/>
          <table:table-cell table:style-name="ce186"/>
          <table:table-cell table:style-name="ce135"/>
          <table:table-cell table:style-name="ce83"/>
          <table:table-cell table:style-name="ce83" office:value-type="string" calcext:value-type="string">
            <text:p>- LIABILITIES</text:p>
          </table:table-cell>
          <table:table-cell table:style-name="ce83" table:number-columns-repeated="2"/>
          <table:table-cell table:style-name="ce84"/>
          <table:table-cell table:style-name="ce83" table:number-columns-repeated="2"/>
          <table:table-cell table:style-name="ce216" table:number-columns-repeated="2"/>
          <table:table-cell table:style-name="ce84" table:number-columns-repeated="2"/>
          <table:table-cell table:style-name="ce83" table:formula="of:=+[.AQ162]" office:value-type="float" office:value="0" calcext:value-type="float">
            <text:p>0</text:p>
          </table:table-cell>
          <table:table-cell table:style-name="ce83"/>
          <table:table-cell table:style-name="ce216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OWNER</text:p>
          </table:table-cell>
          <table:table-cell table:style-name="ce14" table:number-columns-repeated="6"/>
          <table:table-cell table:style-name="ce184" office:value-type="string" calcext:value-type="string">
            <text:p>E01</text:p>
          </table:table-cell>
          <table:table-cell table:style-name="ce184"/>
          <table:table-cell table:style-name="ce14"/>
          <table:table-cell table:style-name="ce32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114" office:value-type="string" calcext:value-type="string">
              <text:p><text:a xlink:href="file:///C:/Users/sesa237770/Documents/ArchadeCabinetProject/Project_06_2024_Pandora_DX/BookKeaping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_06_2024_Bartos_Pandora_D</text:p>
            </table:table-cell>
            <table:table-cell table:style-name="ce153" table:number-columns-repeated="2"/>
            <table:table-cell table:style-name="ce157" office:value-type="string" calcext:value-type="string">
              <text:p>E0101</text:p>
            </table:table-cell>
            <table:table-cell table:style-name="ce157" office:value-type="string" calcext:value-type="string">
              <text:p>A0100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 office:value-type="date" office:date-value="2023-06-08" calcext:value-type="date">
              <text:p>2023-06-08</text:p>
            </table:table-cell>
            <table:table-cell table:style-name="ce114" office:value-type="string" calcext:value-type="string">
              <text:p><text:a xlink:href="file:///C:/Users/sesa237770/Documents/ArchadeCabinetProject/Project_06_2024_Pandora_DX/BookKeaping/Equity.pdf" xlink:type="simple">Equity</text:a></text:p>
            </table:table-cell>
            <table:table-cell table:style-name="ce16" table:number-columns-repeated="2"/>
            <table:table-cell table:style-name="ce153" office:value-type="string" calcext:value-type="string">
              <text:p>Project_06_2024_Bartos_Pandora_D</text:p>
            </table:table-cell>
            <table:table-cell table:style-name="ce153" table:number-columns-repeated="2"/>
            <table:table-cell table:style-name="ce157" office:value-type="string" calcext:value-type="string">
              <text:p>E0102</text:p>
            </table:table-cell>
            <table:table-cell table:style-name="ce157" office:value-type="string" calcext:value-type="string">
              <text:p>A013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3</text:p>
            </table:table-cell>
            <table:table-cell table:style-name="ce157"/>
            <table:table-cell table:style-name="ce124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/>
            <table:table-cell table:style-name="ce54"/>
            <table:table-cell table:style-name="ce16" table:number-columns-repeated="3"/>
            <table:table-cell table:style-name="ce153" table:number-columns-repeated="3"/>
            <table:table-cell table:style-name="ce157" office:value-type="string" calcext:value-type="string">
              <text:p>E0104</text:p>
            </table:table-cell>
            <table:table-cell table:style-name="ce157"/>
            <table:table-cell table:style-name="ce124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/>
          <table:table-cell table:style-name="ce187"/>
          <table:table-cell table:style-name="ce145" table:number-columns-repeated="6"/>
          <table:table-cell table:style-name="ce187" table:number-columns-repeated="2"/>
          <table:table-cell table:style-name="ce145" table:number-columns-repeated="2"/>
          <table:table-cell table:style-name="ce35" table:formula="of:=+SUM([.K8:.K12])-SUM([.L8:.L12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47" office:value-type="string" calcext:value-type="string">
            <text:p>Profit or Loss</text:p>
          </table:table-cell>
          <table:table-cell table:style-name="ce14" table:number-columns-repeated="6"/>
          <table:table-cell table:style-name="ce184" office:value-type="string" calcext:value-type="string">
            <text:p>E02</text:p>
          </table:table-cell>
          <table:table-cell table:style-name="ce184"/>
          <table:table-cell table:style-name="ce14"/>
          <table:table-cell table:style-name="ce32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48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1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43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/>
            <table:table-cell table:style-name="ce54"/>
            <table:table-cell table:style-name="ce17" table:number-columns-repeated="3"/>
            <table:table-cell table:style-name="ce20"/>
            <table:table-cell table:style-name="ce157"/>
            <table:table-cell table:style-name="ce25"/>
            <table:table-cell table:style-name="ce157" table:number-columns-repeated="2"/>
            <table:table-cell table:style-name="ce25"/>
            <table:table-cell table:style-name="ce153"/>
            <table:table-cell/>
            <table:table-cell table:style-name="ce135"/>
            <table:table-cell table:number-columns-repeated="14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/>
          <table:table-cell table:style-name="ce187"/>
          <table:table-cell table:style-name="ce145" table:number-columns-repeated="6"/>
          <table:table-cell table:style-name="ce187" table:number-columns-repeated="2"/>
          <table:table-cell table:style-name="ce145" table:number-columns-repeated="2"/>
          <table:table-cell table:style-name="ce35" table:formula="of:=+SUM([.K16:.K18])-SUM([.L16:.L18])" office:value-type="float" office:value="0" calcext:value-type="float">
            <text:p>0</text:p>
          </table:table-cell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/>
          <table:table-cell table:style-name="ce53"/>
          <table:table-cell table:style-name="ce18" table:number-columns-repeated="3"/>
          <table:table-cell table:style-name="ce73" table:number-columns-repeated="3"/>
          <table:table-cell table:style-name="ce55" table:number-columns-repeated="2"/>
          <table:table-cell table:style-name="ce73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81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81" table:number-columns-repeated="2"/>
          <table:table-cell table:style-name="ce172" table:number-columns-repeated="2"/>
          <table:table-cell table:style-name="ce135" table:number-columns-repeated="2"/>
          <table:table-cell table:style-name="ce222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Reiffeisen <text:s/>NR= 001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1</text:p>
          </table:table-cell>
          <table:table-cell table:style-name="ce184"/>
          <table:table-cell table:style-name="ce178"/>
          <table:table-cell table:style-name="ce21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56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AB0100</text:p>
            </table:table-cell>
            <table:table-cell table:style-name="ce157" office:value-type="string" calcext:value-type="string">
              <text:p>E010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date" office:date-value="2023-04-01" calcext:value-type="date">
              <text:p>2023-04-01</text:p>
            </table:table-cell>
            <table:table-cell table:style-name="ce40"/>
            <table:table-cell table:style-name="ce48" table:number-columns-repeated="2"/>
            <table:table-cell table:style-name="ce153" office:value-type="string" calcext:value-type="string">
              <text:p>Project OLI2023A</text:p>
            </table:table-cell>
            <table:table-cell table:style-name="ce153"/>
            <table:table-cell table:style-name="ce157" table:number-columns-repeated="2"/>
            <table:table-cell table:style-name="ce184" office:value-type="string" calcext:value-type="string">
              <text:p>AB0101</text:p>
            </table:table-cell>
            <table:table-cell table:style-name="ce157" office:value-type="string" calcext:value-type="string">
              <text:p>E0102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48" table:number-columns-repeated="2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02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12</text:p>
            </table:table-cell>
            <table:table-cell table:style-name="ce1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27]" office:value-type="string" office:string-value="Wood For :pedestal" calcext:value-type="string">
              <text:p>Wood For :pedestal</text:p>
            </table:table-cell>
            <table:table-cell table:style-name="ce11" office:value-type="string" calcext:value-type="string">
              <text:p>pedestal</text:p>
            </table:table-cell>
            <table:table-cell table:style-name="ce11" table:number-columns-repeated="2"/>
            <table:table-cell table:style-name="ce184" office:value-type="string" calcext:value-type="string">
              <text:p>AB0103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04/21</text:p>
            </table:table-cell>
            <table:table-cell table:style-name="ce11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28]" office:value-type="string" office:string-value="Components For :pedestal" calcext:value-type="string">
              <text:p>Components For :pedestal</text:p>
            </table:table-cell>
            <table:table-cell table:style-name="ce11" office:value-type="string" calcext:value-type="string">
              <text:p>pedestal</text:p>
            </table:table-cell>
            <table:table-cell table:style-name="ce11" table:number-columns-repeated="2"/>
            <table:table-cell table:style-name="ce184" office:value-type="string" calcext:value-type="string">
              <text:p>AB0104</text:p>
            </table:table-cell>
            <table:table-cell table:style-name="ce157" office:value-type="string" calcext:value-type="string">
              <text:p>AP04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41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29] &amp; &quot; Pedesal (Wages 6h @20SF/h)&quot;" office:value-type="string" office:string-value="Order pedestal Pedesal (Wages 6h @20SF/h)" calcext:value-type="string">
              <text:p>Order pedestal Pedesal (Wages 6h @20SF/h)</text:p>
            </table:table-cell>
            <table:table-cell table:style-name="ce11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AB0105</text:p>
            </table:table-cell>
            <table:table-cell table:style-name="ce157" office:value-type="string" calcext:value-type="string">
              <text:p>AP05</text:p>
            </table:table-cell>
            <table:table-cell table:style-name="ce124"/>
            <table:table-cell table:style-name="ce176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41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06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0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1]" office:value-type="string" office:string-value="Wood For :BarTop" calcext:value-type="string">
              <text:p>Wood For :BarTop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7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153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32]" office:value-type="string" office:string-value="Components For :BarTop" calcext:value-type="string">
              <text:p>Components For :BarTop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8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7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33] &amp; &quot; Pedesal (Wages 6h @20SF/h)&quot;" office:value-type="string" office:string-value="Order BarTop Pedesal (Wages 6h @20SF/h)" calcext:value-type="string">
              <text:p>Order BarTop Pedesal (Wages 6h @20SF/h)</text:p>
            </table:table-cell>
            <table:table-cell table:style-name="ce11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B0109</text:p>
            </table:table-cell>
            <table:table-cell table:style-name="ce157"/>
            <table:table-cell table:style-name="ce124"/>
            <table:table-cell table:style-name="ce176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10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1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5]" office:value-type="string" office:string-value="Wood For :M Frame" calcext:value-type="string">
              <text:p>Wood For :M Frame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1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17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36]" office:value-type="string" office:string-value="Components For :M Frame" calcext:value-type="string">
              <text:p>Components For :M Frame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2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7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37] &amp; &quot; Pedesal (Wages 6h @20SF/h)&quot;" office:value-type="string" office:string-value="Order M Frame Pedesal (Wages 6h @20SF/h)" calcext:value-type="string">
              <text:p>Order M Frame Pedesal (Wages 6h @20SF/h)</text:p>
            </table:table-cell>
            <table:table-cell table:style-name="ce11" office:value-type="string" calcext:value-type="string">
              <text:p>M Frame</text:p>
            </table:table-cell>
            <table:table-cell table:style-name="ce157" table:number-columns-repeated="2"/>
            <table:table-cell table:style-name="ce184" office:value-type="string" calcext:value-type="string">
              <text:p>AB0113</text:p>
            </table:table-cell>
            <table:table-cell table:style-name="ce157"/>
            <table:table-cell table:style-name="ce124"/>
            <table:table-cell table:style-name="ce176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157"/>
            <table:table-cell table:style-name="ce49"/>
            <table:table-cell table:style-name="ce153" table:number-columns-repeated="2"/>
            <table:table-cell table:style-name="ce157" table:number-columns-repeated="2"/>
            <table:table-cell table:style-name="ce184" office:value-type="string" calcext:value-type="string">
              <text:p>AB0114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1</text:p>
            </table:table-cell>
            <table:table-cell table:style-name="ce42"/>
            <table:table-cell table:style-name="ce54" office:value-type="string" calcext:value-type="string">
              <text:p>Jumbo</text:p>
            </table:table-cell>
            <table:table-cell table:style-name="ce11"/>
            <table:table-cell table:style-name="ce146" table:formula="of:=+&quot;Wood For :&quot; &amp;[.U39]" office:value-type="string" office:string-value="Wood For :Keyboard" calcext:value-type="string">
              <text:p>Wood For :Keyboard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5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2</text:p>
            </table:table-cell>
            <table:table-cell table:style-name="ce40"/>
            <table:table-cell table:style-name="ce54" office:value-type="string" calcext:value-type="string">
              <text:p>mpa</text:p>
            </table:table-cell>
            <table:table-cell table:style-name="ce11"/>
            <table:table-cell table:style-name="ce146" table:formula="of:=+&quot;Components For :&quot; &amp;[.U40]" office:value-type="string" office:string-value="Components For :Keyboard" calcext:value-type="string">
              <text:p>Components For :Keyboard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6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40"/>
            <table:table-cell table:style-name="ce157" office:value-type="string" calcext:value-type="string">
              <text:p>Wages</text:p>
            </table:table-cell>
            <table:table-cell table:style-name="ce49"/>
            <table:table-cell table:style-name="ce153" table:formula="of:=&quot;Order &quot; &amp; [.U41] &amp; &quot; Pedesal (Wages 6h @20SF/h)&quot;" office:value-type="string" office:string-value="Order Keyboard Pedesal (Wages 6h @20SF/h)" calcext:value-type="string">
              <text:p>Order Keyboard Pedesal (Wages 6h @20SF/h)</text:p>
            </table:table-cell>
            <table:table-cell table:style-name="ce11" office:value-type="string" calcext:value-type="string">
              <text:p>Keyboard</text:p>
            </table:table-cell>
            <table:table-cell table:style-name="ce157" table:number-columns-repeated="2"/>
            <table:table-cell table:style-name="ce184" office:value-type="string" calcext:value-type="string">
              <text:p>AB0117</text:p>
            </table:table-cell>
            <table:table-cell table:style-name="ce157"/>
            <table:table-cell table:style-name="ce124"/>
            <table:table-cell table:style-name="ce176" table:formula="of:=+[.AO156]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40"/>
            <table:table-cell table:style-name="ce157"/>
            <table:table-cell table:style-name="ce48"/>
            <table:table-cell table:style-name="ce20" table:number-columns-repeated="2"/>
            <table:table-cell table:style-name="ce157" table:number-columns-repeated="2"/>
            <table:table-cell table:style-name="ce184" office:value-type="string" calcext:value-type="string">
              <text:p>AB0118</text:p>
            </table:table-cell>
            <table:table-cell table:style-name="ce157"/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165" table:number-columns-repeated="2"/>
            <table:table-cell table:style-name="ce189" table:formula="of:=+SUM([.Z24:.Z43])-SUM([.AA24:.AA43])" office:value-type="currency" office:currency="CHF" office:value="0" calcext:value-type="currency">
              <text:p>CHF 0.0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 table:number-columns-repeated="11"/>
          <table:table-cell table:style-name="ce166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– Pedestal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SP03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9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3</text:p>
            </table:table-cell>
            <table:table-cell table:style-name="ce25" office:value-type="string" calcext:value-type="string">
              <text:p>AB0103</text:p>
            </table:table-cell>
            <table:table-cell table:style-name="ce124" office:value-type="currency" office:currency="CHF" office:value="52.3" calcext:value-type="currency">
              <text:p>CHF 52.3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4</text:p>
            </table:table-cell>
            <table:table-cell table:style-name="ce25" office:value-type="string" calcext:value-type="string">
              <text:p>AB0104</text:p>
            </table:table-cell>
            <table:table-cell table:style-name="ce124" office:value-type="currency" office:currency="CHF" office:value="63.9" calcext:value-type="currency">
              <text:p>CHF 63.90</text:p>
            </table:table-cell>
            <table:table-cell table:style-name="ce124"/>
            <table:table-cell/>
            <table:table-cell table:style-name="ce135"/>
            <table:table-cell table:number-columns-repeated="2"/>
            <table:table-cell table:style-name="Default"/>
            <table:table-cell table:number-columns-repeated="11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5</text:p>
            </table:table-cell>
            <table:table-cell table:style-name="ce157"/>
            <table:table-cell table:style-name="ce124"/>
            <table:table-cell table:style-name="ce124" office:value-type="currency" office:currency="CHF" office:value="52.3" calcext:value-type="currency">
              <text:p>CHF 52.30</text:p>
            </table:table-cell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84" office:value-type="string" calcext:value-type="string">
              <text:p>ASP06</text:p>
            </table:table-cell>
            <table:table-cell table:style-name="ce157"/>
            <table:table-cell table:style-name="ce124"/>
            <table:table-cell table:style-name="ce124" office:value-type="currency" office:currency="CHF" office:value="63.9" calcext:value-type="currency">
              <text:p>CHF 63.90</text:p>
            </table:table-cell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153"/>
            <table:table-cell table:style-name="ce184" office:value-type="string" calcext:value-type="string">
              <text:p>ASP07</text:p>
            </table:table-cell>
            <table:table-cell table:style-name="ce157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1" table:formula="of:=+SUM([.Z47:.Z52])-SUM([.AA47:.AA52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Default"/>
          <table:table-cell table:style-name="ce18"/>
          <table:table-cell table:style-name="ce52" table:number-columns-repeated="2"/>
          <table:table-cell table:style-name="ce73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Bartop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4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9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124"/>
            <table:table-cell table:style-name="ce179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124"/>
            <table:table-cell table:style-name="ce179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124"/>
            <table:table-cell table:style-name="ce179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124" table:number-columns-repeated="2"/>
            <table:table-cell table:style-name="ce192" table:formula="of:=+SUM([.Z56:.Z61])-SUM([.AA56:.AA61])" office:value-type="currency" office:currency="CHF" office:value="0" calcext:value-type="currency">
              <text:p>CHF 0.0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8"/>
          <table:table-cell table:style-name="ce52" table:number-columns-repeated="2"/>
          <table:table-cell table:style-name="ce73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– Monitor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4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9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124"/>
            <table:table-cell table:style-name="ce171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124"/>
            <table:table-cell table:style-name="ce171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4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124"/>
            <table:table-cell table:style-name="ce171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/>
            <table:table-cell table:style-name="ce63"/>
            <table:table-cell table:style-name="ce157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2" table:formula="of:=+SUM([.Z61:.Z70])-SUM([.AA61:.AA70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8"/>
          <table:table-cell table:style-name="ce52" table:number-columns-repeated="2"/>
          <table:table-cell table:style-name="ce73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Keyboar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5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9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0</text:p>
            </table:table-cell>
            <table:table-cell table:style-name="ce157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24</text:p>
            </table:table-cell>
            <table:table-cell table:style-name="ce153"/>
            <table:table-cell table:style-name="ce157" office:value-type="string" calcext:value-type="string">
              <text:p>Wages</text:p>
            </table:table-cell>
            <table:table-cell table:style-name="ce153"/>
            <table:table-cell table:style-name="ce153" office:value-type="string" calcext:value-type="string">
              <text:p>Order Pedesal (Wages 6h @20SF/h)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3</text:p>
            </table:table-cell>
            <table:table-cell table:style-name="ce157" office:value-type="string" calcext:value-type="string">
              <text:p>A0105</text:p>
            </table:table-cell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9</text:p>
            </table:table-cell>
            <table:table-cell table:style-name="ce157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3" table:formula="of:=+SUM([.Z70:.Z79])-SUM([.AA70:.AA79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Electronics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/>
            <table:table-cell table:style-name="ce153"/>
            <table:table-cell table:style-name="ce157"/>
            <table:table-cell table:style-name="ce153" table:number-columns-repeated="5"/>
            <table:table-cell table:style-name="ce157" office:value-type="string" calcext:value-type="string">
              <text:p>A0510</text:p>
            </table:table-cell>
            <table:table-cell table:style-name="ce157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53" office:value-type="string" calcext:value-type="string">
              <text:p>Wood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1</text:p>
            </table:table-cell>
            <table:table-cell table:style-name="ce157" office:value-type="string" calcext:value-type="string">
              <text:p>A0103</text:p>
            </table:table-cell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53" office:value-type="string" calcext:value-type="string">
              <text:p>Components for Pedistil</text:p>
            </table:table-cell>
            <table:table-cell table:style-name="ce153" office:value-type="string" calcext:value-type="string">
              <text:p>pedestal</text:p>
            </table:table-cell>
            <table:table-cell table:style-name="ce153" table:number-columns-repeated="2"/>
            <table:table-cell table:style-name="ce157" office:value-type="string" calcext:value-type="string">
              <text:p>A0512</text:p>
            </table:table-cell>
            <table:table-cell table:style-name="ce157" office:value-type="string" calcext:value-type="string">
              <text:p>A0104</text:p>
            </table:table-cell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20" table:number-columns-repeated="2"/>
            <table:table-cell table:style-name="ce157"/>
            <table:table-cell table:style-name="ce25"/>
            <table:table-cell table:style-name="ce63" table:number-columns-repeated="2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4" table:formula="of:=+SUM([.Z83:.AA87])-SUM([.AA83:.AA87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173" table:number-columns-repeated="2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TOCK - Reused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004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85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 table:number-rows-repeated="2">
            <table:table-cell table:number-columns-repeated="13"/>
            <table:table-cell table:style-name="ce135"/>
            <table:table-cell/>
            <table:table-cell table:style-name="ce54"/>
            <table:table-cell table:style-name="ce42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124" table:number-columns-repeated="2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/>
            <table:table-cell table:style-name="ce17"/>
            <table:table-cell table:style-name="ce49" table:number-columns-repeated="2"/>
            <table:table-cell table:style-name="ce153" table:number-columns-repeated="2"/>
            <table:table-cell table:style-name="ce157" table:number-columns-repeated="4"/>
            <table:table-cell table:style-name="ce124" table:number-columns-repeated="2"/>
            <table:table-cell table:style-name="ce190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140"/>
          <table:table-cell table:style-name="ce145"/>
          <table:table-cell table:style-name="ce187" table:number-columns-repeated="2"/>
          <table:table-cell table:style-name="ce203" table:number-columns-repeated="2"/>
          <table:table-cell table:style-name="ce207" table:number-columns-repeated="4"/>
          <table:table-cell table:style-name="ce165" table:number-columns-repeated="2"/>
          <table:table-cell table:style-name="ce195" table:formula="of:=+SUM([.Z91:.Z94])-SUM([.AA91:.AA94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173" table:number-columns-repeated="2"/>
          <table:table-cell table:style-name="ce190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9" office:value-type="string" calcext:value-type="string">
            <text:p>Sales Stock (goods for sale)</text:p>
          </table:table-cell>
          <table:table-cell table:style-name="ce178"/>
          <table:table-cell table:style-name="ce184" table:number-columns-repeated="2"/>
          <table:table-cell table:style-name="ce178" table:number-columns-repeated="2"/>
          <table:table-cell table:style-name="ce184" table:number-columns-repeated="2"/>
          <table:table-cell table:style-name="ce184" office:value-type="string" calcext:value-type="string">
            <text:p>ASS05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156" office:value-type="string" calcext:value-type="string">
              <text:p>Date</text:p>
            </table:table-cell>
            <table:table-cell table:style-name="ce143"/>
            <table:table-cell table:style-name="ce156"/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56" office:value-type="string" calcext:value-type="string">
              <text:p>Each</text:p>
            </table:table-cell>
            <table:table-cell table:style-name="ce156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98] &amp; &quot; RED&quot;" office:value-type="string" office:string-value="Delivered pedestal RED" calcext:value-type="string">
              <text:p>Delivered pedestal RED</text:p>
            </table:table-cell>
            <table:table-cell table:style-name="ce153" office:value-type="string" calcext:value-type="string">
              <text:p>pedestal</text:p>
            </table:table-cell>
            <table:table-cell table:style-name="ce157" table:number-columns-repeated="2"/>
            <table:table-cell table:style-name="ce184" office:value-type="string" calcext:value-type="string">
              <text:p>ASS051</text:p>
            </table:table-cell>
            <table:table-cell table:style-name="ce157" office:value-type="string" calcext:value-type="string">
              <text:p>L0302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99] &amp; &quot; RED&quot;" office:value-type="string" office:string-value="Delivered BarTop RED" calcext:value-type="string">
              <text:p>Delivered BarTop RED</text:p>
            </table:table-cell>
            <table:table-cell table:style-name="ce153" office:value-type="string" calcext:value-type="string">
              <text:p>BarTop</text:p>
            </table:table-cell>
            <table:table-cell table:style-name="ce157" table:number-columns-repeated="2"/>
            <table:table-cell table:style-name="ce184" office:value-type="string" calcext:value-type="string">
              <text:p>ASS052</text:p>
            </table:table-cell>
            <table:table-cell table:style-name="ce157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100] &amp; &quot; RED&quot;" office:value-type="string" office:string-value="Delivered M. Frame RED" calcext:value-type="string">
              <text:p>Delivered M. Frame RED</text:p>
            </table:table-cell>
            <table:table-cell table:style-name="ce153" office:value-type="string" calcext:value-type="string">
              <text:p>M. Frame</text:p>
            </table:table-cell>
            <table:table-cell table:style-name="ce157" table:number-columns-repeated="2"/>
            <table:table-cell table:style-name="ce184" office:value-type="string" calcext:value-type="string">
              <text:p>ASS053</text:p>
            </table:table-cell>
            <table:table-cell table:style-name="ce157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4" office:value-type="string" calcext:value-type="string">
              <text:p>2023/10/03</text:p>
            </table:table-cell>
            <table:table-cell table:style-name="ce11"/>
            <table:table-cell table:style-name="ce54"/>
            <table:table-cell table:style-name="ce49" office:value-type="string" calcext:value-type="string">
              <text:p>1</text:p>
            </table:table-cell>
            <table:table-cell table:style-name="ce153" table:formula="of:=&quot;Delivered &quot; &amp; [.U101] &amp; &quot; RED&quot;" office:value-type="string" office:string-value="Delivered Keyboard RED" calcext:value-type="string">
              <text:p>Delivered Keyboard RED</text:p>
            </table:table-cell>
            <table:table-cell table:style-name="ce153" office:value-type="string" calcext:value-type="string">
              <text:p>Keyboard</text:p>
            </table:table-cell>
            <table:table-cell table:style-name="ce157" table:number-columns-repeated="2"/>
            <table:table-cell table:style-name="ce184"/>
            <table:table-cell table:style-name="ce157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140"/>
            <table:table-cell table:style-name="ce145"/>
            <table:table-cell table:style-name="ce187" table:number-columns-repeated="2"/>
            <table:table-cell table:style-name="ce203" table:number-columns-repeated="2"/>
            <table:table-cell table:style-name="ce207" table:number-columns-repeated="4"/>
            <table:table-cell table:style-name="ce165" table:number-columns-repeated="2"/>
            <table:table-cell table:style-name="ce196" table:formula="of:=+SUM([.Z98:.Z102])-SUM([.AA98:.AA102])" office:value-type="currency" office:currency="CHF" office:value="0" calcext:value-type="currency">
              <text:p>CHF 0.00</text:p>
            </table:table-cell>
            <table:table-cell table:style-name="ce135"/>
            <table:table-cell table:number-columns-repeated="14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1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81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81" table:number-columns-repeated="2"/>
          <table:table-cell table:style-name="ce172" table:number-columns-repeated="2"/>
          <table:table-cell table:style-name="ce135" table:number-columns-repeated="2"/>
          <table:table-cell table:style-name="ce222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Cred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01</text:p>
          </table:table-cell>
          <table:table-cell table:style-name="ce184"/>
          <table:table-cell table:style-name="ce178"/>
          <table:table-cell table:style-name="ce217"/>
          <table:table-cell table:style-name="Default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79" office:value-type="string" calcext:value-type="string">
              <text:p>Each</text:p>
            </table:table-cell>
            <table:table-cell table:style-name="ce179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61" office:value-type="string" calcext:value-type="string">
              <text:p>Sol (+)</text:p>
            </table:table-cell>
            <table:table-cell table:style-name="ce161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980"/>
          </table:table-row>
          <table:table-row table:style-name="ro1" table:number-rows-repeated="3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1"/>
            <table:table-cell table:style-name="ce16" table:number-columns-repeated="2"/>
            <table:table-cell table:style-name="ce180"/>
            <table:table-cell table:style-name="ce153" table:number-columns-repeated="2"/>
            <table:table-cell table:style-name="ce219" table:number-columns-repeated="2"/>
            <table:table-cell table:style-name="ce157" table:number-columns-repeated="2"/>
            <table:table-cell table:style-name="ce124" table:number-columns-repeated="2"/>
            <table:table-cell table:style-name="ce173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165" table:number-columns-repeated="2"/>
          <table:table-cell table:style-name="ce224" table:formula="of:=+SUM([.AO107:.AO110])-SUM([.AP107:.AP110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 table:number-columns-repeated="11"/>
          <table:table-cell table:style-name="ce166" table:number-columns-repeated="2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Debitors</text:p>
          </table:table-cell>
          <table:table-cell table:style-name="ce178" table:number-columns-repeated="2"/>
          <table:table-cell table:style-name="ce184"/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D02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/>
            <table:table-cell table:style-name="ce179" office:value-type="string" calcext:value-type="string">
              <text:p>Each</text:p>
            </table:table-cell>
            <table:table-cell table:style-name="ce179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 table:style-name="Default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4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219" table:number-columns-repeated="2"/>
            <table:table-cell table:style-name="ce184" office:value-type="string" calcext:value-type="string">
              <text:p>LD020</text:p>
            </table:table-cell>
            <table:table-cell table:style-name="ce157" office:value-type="string" calcext:value-type="string">
              <text:p>AB01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5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219" table:number-columns-repeated="2"/>
            <table:table-cell table:style-name="ce184" office:value-type="string" calcext:value-type="string">
              <text:p>LD021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219" table:number-columns-repeated="2"/>
            <table:table-cell table:style-name="ce184" office:value-type="string" calcext:value-type="string">
              <text:p>LD022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7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219" table:number-columns-repeated="2"/>
            <table:table-cell table:style-name="ce184" office:value-type="string" calcext:value-type="string">
              <text:p>LD023</text:p>
            </table:table-cell>
            <table:table-cell table:style-name="ce157" office:value-type="string" calcext:value-type="string">
              <text:p>AB01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18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219" table:number-columns-repeated="2"/>
            <table:table-cell table:style-name="ce184" office:value-type="string" calcext:value-type="string">
              <text:p>LD024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219" table:number-columns-repeated="2"/>
            <table:table-cell table:style-name="ce184" office:value-type="string" calcext:value-type="string">
              <text:p>LD025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0]" office:value-type="string" office:string-value="Wood For :MonitorFrame" calcext:value-type="string">
              <text:p>Wood For :MonitorFrame</text:p>
            </table:table-cell>
            <table:table-cell table:style-name="ce153" office:value-type="string" calcext:value-type="string">
              <text:p>MonitorFrame</text:p>
            </table:table-cell>
            <table:table-cell table:style-name="ce219" table:number-columns-repeated="2"/>
            <table:table-cell table:style-name="ce184" office:value-type="string" calcext:value-type="string">
              <text:p>LD026</text:p>
            </table:table-cell>
            <table:table-cell table:style-name="ce157" office:value-type="string" calcext:value-type="string">
              <text:p>AB01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1]" office:value-type="string" office:string-value="Wood For :MonitorFrame" calcext:value-type="string">
              <text:p>Wood For :MonitorFrame</text:p>
            </table:table-cell>
            <table:table-cell table:style-name="ce153" office:value-type="string" calcext:value-type="string">
              <text:p>MonitorFrame</text:p>
            </table:table-cell>
            <table:table-cell table:style-name="ce219" table:number-columns-repeated="2"/>
            <table:table-cell table:style-name="ce184" office:value-type="string" calcext:value-type="string">
              <text:p>LD027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table:number-columns-repeated="5"/>
            <table:table-cell table:style-name="ce153"/>
            <table:table-cell table:style-name="ce219" table:number-columns-repeated="2"/>
            <table:table-cell table:style-name="ce184" office:value-type="string" calcext:value-type="string">
              <text:p>LD028</text:p>
            </table:table-cell>
            <table:table-cell table:style-name="ce157"/>
            <table:table-cell table:style-name="ce124" table:number-columns-repeated="2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3]" office:value-type="string" office:string-value="Wood For :Keyboard" calcext:value-type="string">
              <text:p>Wood For :Keyboard</text:p>
            </table:table-cell>
            <table:table-cell table:style-name="ce153" office:value-type="string" calcext:value-type="string">
              <text:p>Keyboard</text:p>
            </table:table-cell>
            <table:table-cell table:style-name="ce219" table:number-columns-repeated="2"/>
            <table:table-cell table:style-name="ce184" office:value-type="string" calcext:value-type="string">
              <text:p>LD029</text:p>
            </table:table-cell>
            <table:table-cell table:style-name="ce157" office:value-type="string" calcext:value-type="string">
              <text:p>AB011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7"/>
            <table:table-cell table:style-name="ce157" office:value-type="string" calcext:value-type="string">
              <text:p>Jumbo</text:p>
            </table:table-cell>
            <table:table-cell table:style-name="ce157"/>
            <table:table-cell table:style-name="ce157" table:formula="of:=+&quot;Wood For :&quot; &amp;[.AJ124]" office:value-type="string" office:string-value="Wood For :Keyboard" calcext:value-type="string">
              <text:p>Wood For :Keyboard</text:p>
            </table:table-cell>
            <table:table-cell table:style-name="ce153" office:value-type="string" calcext:value-type="string">
              <text:p>Keyboard</text:p>
            </table:table-cell>
            <table:table-cell table:style-name="ce219" table:number-columns-repeated="2"/>
            <table:table-cell table:style-name="ce184" office:value-type="string" calcext:value-type="string">
              <text:p>LD030</text:p>
            </table:table-cell>
            <table:table-cell table:style-name="ce157" office:value-type="string" calcext:value-type="string">
              <text:p>LD020 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73"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165" table:number-columns-repeated="2"/>
          <table:table-cell table:style-name="ce225" table:formula="of:=+SUM([.AO114:.AO125])-SUM([.AP114:.AP125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 table:number-columns-repeated="11"/>
          <table:table-cell table:style-name="ce166" table:number-columns-repeated="2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Pedesal</text:p>
          </table:table-cell>
          <table:table-cell table:style-name="ce178" table:number-columns-repeated="2"/>
          <table:table-cell table:style-name="ce184" office:value-type="float" office:value="1" calcext:value-type="float">
            <text:p>1</text:p>
          </table:table-cell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M03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79" office:value-type="string" calcext:value-type="string">
              <text:p>Each</text:p>
            </table:table-cell>
            <table:table-cell table:style-name="ce179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12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46" table:formula="of:=+&quot;Wood For :&quot; &amp;[.AJ129]" office:value-type="string" office:string-value="Wood For :pedestal" calcext:value-type="string">
              <text:p>Wood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24" table:number-columns-repeated="2"/>
            <table:table-cell table:style-name="ce184" office:value-type="string" calcext:value-type="string">
              <text:p>LM030</text:p>
            </table:table-cell>
            <table:table-cell table:style-name="ce54" office:value-type="string" calcext:value-type="string">
              <text:p>ASP03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4/2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46" table:formula="of:=+&quot;Components For :&quot; &amp;[.AJ130]" office:value-type="string" office:string-value="Components For :pedestal" calcext:value-type="string">
              <text:p>Components For :pedestal</text:p>
            </table:table-cell>
            <table:table-cell table:style-name="ce153" office:value-type="string" calcext:value-type="string">
              <text:p>pedestal</text:p>
            </table:table-cell>
            <table:table-cell table:style-name="ce124" table:number-columns-repeated="2"/>
            <table:table-cell table:style-name="ce184" office:value-type="string" calcext:value-type="string">
              <text:p>LM031</text:p>
            </table:table-cell>
            <table:table-cell table:style-name="ce54" office:value-type="string" calcext:value-type="string">
              <text:p>ASP04</text:p>
            </table:table-cell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 table:style-name="ce173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6</text:p>
            </table:table-cell>
            <table:table-cell table:style-name="ce146" table:formula="of:=&quot;Assembly Hours: &quot; &amp;[.AJ131]" office:value-type="string" office:string-value="Assembly Hours: pedestal" calcext:value-type="string">
              <text:p>Assembly Hours: pedestal</text:p>
            </table:table-cell>
            <table:table-cell table:style-name="ce153" office:value-type="string" calcext:value-type="string">
              <text:p>pedestal</text:p>
            </table:table-cell>
            <table:table-cell table:number-columns-repeated="2" table:style-name="ce219" office:value-type="currency" office:currency="CHF" office:value="0" calcext:value-type="currency">
              <text:p>CHF 0.00</text:p>
            </table:table-cell>
            <table:table-cell table:style-name="ce184" office:value-type="string" calcext:value-type="string">
              <text:p>LM032</text:p>
            </table:table-cell>
            <table:table-cell table:style-name="ce54"/>
            <table:table-cell table:style-name="ce124" table:formula="of:=+[.AL131]" office:value-type="currency" office:currency="CHF" office:value="0" calcext:value-type="currency">
              <text:p>CHF 0.00</text:p>
            </table:table-cell>
            <table:table-cell table:style-name="ce219"/>
            <table:table-cell table:style-name="ce173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05/09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1</text:p>
            </table:table-cell>
            <table:table-cell table:style-name="ce153" table:formula="of:=&quot;Delivered &quot; &amp; [.AJ132] &amp; &quot; RED&quot;" office:value-type="string" office:string-value="Delivered pedestal RED" calcext:value-type="string">
              <text:p>Delivered pedestal RED</text:p>
            </table:table-cell>
            <table:table-cell table:style-name="ce153" office:value-type="string" calcext:value-type="string">
              <text:p>pedestal</text:p>
            </table:table-cell>
            <table:table-cell table:style-name="ce219" table:number-columns-repeated="2"/>
            <table:table-cell table:style-name="ce184" office:value-type="string" calcext:value-type="string">
              <text:p>LM037</text:p>
            </table:table-cell>
            <table:table-cell table:style-name="ce54" office:value-type="string" calcext:value-type="string">
              <text:p>ASS051</text:p>
            </table:table-cell>
            <table:table-cell table:style-name="ce12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73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/>
            <table:table-cell table:style-name="ce153"/>
            <table:table-cell table:style-name="ce157" table:number-columns-repeated="2"/>
            <table:table-cell table:style-name="ce153" table:number-columns-repeated="2"/>
            <table:table-cell table:style-name="ce219" table:number-columns-repeated="2"/>
            <table:table-cell table:style-name="ce184" office:value-type="string" calcext:value-type="string">
              <text:p>LM040</text:p>
            </table:table-cell>
            <table:table-cell table:style-name="ce54"/>
            <table:table-cell table:style-name="ce124" table:number-columns-repeated="2"/>
            <table:table-cell/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165" table:number-columns-repeated="2"/>
          <table:table-cell table:style-name="ce225" table:formula="of:=+SUM([.AO129:.AO133])-SUM([.AP129:.AP133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 table:number-columns-repeated="11"/>
          <table:table-cell table:style-name="ce166" table:number-columns-repeated="2"/>
          <table:table-cell table:style-name="Default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BarTop</text:p>
          </table:table-cell>
          <table:table-cell table:style-name="ce178" table:number-columns-repeated="2"/>
          <table:table-cell table:style-name="ce184" office:value-type="float" office:value="2" calcext:value-type="float">
            <text:p>2</text:p>
          </table:table-cell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M04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980"/>
        </table:table-row>
        <table:table-row-group>
          <table:table-row table:style-name="ro4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43" office:value-type="string" calcext:value-type="string">
              <text:p>Date</text:p>
            </table:table-cell>
            <table:table-cell table:style-name="ce148" office:value-type="string" calcext:value-type="string">
              <text:p>PDF</text:p>
            </table:table-cell>
            <table:table-cell table:style-name="ce148" office:value-type="string" calcext:value-type="string">
              <text:p>Vendor</text:p>
            </table:table-cell>
            <table:table-cell table:style-name="ce185" office:value-type="string" calcext:value-type="string">
              <text:p>pcs</text:p>
            </table:table-cell>
            <table:table-cell table:style-name="ce143" office:value-type="string" calcext:value-type="string">
              <text:p>Description</text:p>
            </table:table-cell>
            <table:table-cell table:style-name="ce143" office:value-type="string" calcext:value-type="string">
              <text:p>Note</text:p>
            </table:table-cell>
            <table:table-cell table:style-name="ce179" office:value-type="string" calcext:value-type="string">
              <text:p>Each</text:p>
            </table:table-cell>
            <table:table-cell table:style-name="ce179" office:value-type="string" calcext:value-type="string">
              <text:p>Subtotal</text:p>
            </table:table-cell>
            <table:table-cell table:style-name="ce156" office:value-type="string" calcext:value-type="string">
              <text:p>REF</text:p>
            </table:table-cell>
            <table:table-cell table:style-name="ce156" office:value-type="string" calcext:value-type="string">
              <text:p>REF2</text:p>
            </table:table-cell>
            <table:table-cell table:style-name="ce171" office:value-type="string" calcext:value-type="string">
              <text:p>Sol (+)</text:p>
            </table:table-cell>
            <table:table-cell table:style-name="ce171" office:value-type="string" calcext:value-type="string">
              <text:p>haben (-)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 office:value-type="string" calcext:value-type="string">
              <text:p>Jumbo</text:p>
            </table:table-cell>
            <table:table-cell table:style-name="ce153"/>
            <table:table-cell table:style-name="ce146" table:formula="of:=+&quot;Wood For :&quot; &amp;[.AJ138]" office:value-type="string" office:string-value="Wood For :BarTop" calcext:value-type="string">
              <text:p>Wood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24" table:number-columns-repeated="2"/>
            <table:table-cell table:style-name="ce184" office:value-type="string" calcext:value-type="string">
              <text:p>LM040</text:p>
            </table:table-cell>
            <table:table-cell table:style-name="ce5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 office:value-type="string" calcext:value-type="string">
              <text:p>mpa</text:p>
            </table:table-cell>
            <table:table-cell table:style-name="ce153"/>
            <table:table-cell table:style-name="ce146" table:formula="of:=+&quot;Components For :&quot; &amp;[.AJ139]" office:value-type="string" office:string-value="Components For :BarTop" calcext:value-type="string">
              <text:p>Components For :BarTop</text:p>
            </table:table-cell>
            <table:table-cell table:style-name="ce153" office:value-type="string" calcext:value-type="string">
              <text:p>BarTop</text:p>
            </table:table-cell>
            <table:table-cell table:style-name="ce124" table:number-columns-repeated="2"/>
            <table:table-cell table:style-name="ce184" office:value-type="string" calcext:value-type="string">
              <text:p>LM041</text:p>
            </table:table-cell>
            <table:table-cell table:style-name="ce5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/>
            <table:table-cell table:style-name="ce157" office:value-type="float" office:value="4" calcext:value-type="float">
              <text:p>4</text:p>
            </table:table-cell>
            <table:table-cell table:style-name="ce146" table:formula="of:=&quot;Assembly Hours: &quot; &amp;[.AJ140]" office:value-type="string" office:string-value="Assembly Hours: BarTop" calcext:value-type="string">
              <text:p>Assembly Hours: BarTop</text:p>
            </table:table-cell>
            <table:table-cell table:style-name="ce153" office:value-type="string" calcext:value-type="string">
              <text:p>BarTop</text:p>
            </table:table-cell>
            <table:table-cell table:number-columns-repeated="2" table:style-name="ce219" office:value-type="currency" office:currency="CHF" office:value="0" calcext:value-type="currency">
              <text:p>CHF 0.00</text:p>
            </table:table-cell>
            <table:table-cell table:style-name="ce184" office:value-type="string" calcext:value-type="string">
              <text:p>LM042</text:p>
            </table:table-cell>
            <table:table-cell table:style-name="ce54"/>
            <table:table-cell table:style-name="ce124" office:value-type="currency" office:currency="CHF" office:value="0" calcext:value-type="currency">
              <text:p>CHF 0.00</text:p>
            </table:table-cell>
            <table:table-cell table:style-name="ce124"/>
            <table:table-cell table:style-name="ce173"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157" office:value-type="string" calcext:value-type="string">
              <text:p>2023/10/01</text:p>
            </table:table-cell>
            <table:table-cell table:style-name="ce153"/>
            <table:table-cell table:style-name="ce157"/>
            <table:table-cell table:style-name="ce157" office:value-type="string" calcext:value-type="string">
              <text:p>1</text:p>
            </table:table-cell>
            <table:table-cell table:style-name="ce153" table:formula="of:=&quot;Delivered &quot; &amp; [.AJ141] &amp; &quot; RED&quot;" office:value-type="string" office:string-value="Delivered BarTop RED" calcext:value-type="string">
              <text:p>Delivered BarTop RED</text:p>
            </table:table-cell>
            <table:table-cell table:style-name="ce153" office:value-type="string" calcext:value-type="string">
              <text:p>BarTop</text:p>
            </table:table-cell>
            <table:table-cell table:style-name="ce219" table:number-columns-repeated="2"/>
            <table:table-cell table:style-name="ce184" office:value-type="string" calcext:value-type="string">
              <text:p>LM043</text:p>
            </table:table-cell>
            <table:table-cell table:style-name="ce54"/>
            <table:table-cell table:style-name="ce124"/>
            <table:table-cell table:style-name="ce124" table:formula="of:=+SUM([.AO138:.AO140])" office:value-type="currency" office:currency="CHF" office:value="0" calcext:value-type="currency">
              <text:p>CHF 0.00</text:p>
            </table:table-cell>
            <table:table-cell/>
            <table:table-cell table:style-name="ce135"/>
            <table:table-cell table:number-columns-repeated="980"/>
          </table:table-row>
          <table:table-row table:style-name="ro1">
            <table:table-cell table:number-columns-repeated="13"/>
            <table:table-cell table:style-name="ce135"/>
            <table:table-cell/>
            <table:table-cell table:style-name="ce53"/>
            <table:table-cell table:style-name="ce13"/>
            <table:table-cell table:style-name="ce53" table:number-columns-repeated="2"/>
            <table:table-cell table:style-name="ce73" table:number-columns-repeated="2"/>
            <table:table-cell table:style-name="ce55" table:number-columns-repeated="4"/>
            <table:table-cell table:style-name="ce73" table:number-columns-repeated="2"/>
            <table:table-cell/>
            <table:table-cell table:style-name="ce135"/>
            <table:table-cell/>
            <table:table-cell table:style-name="ce228"/>
            <table:table-cell table:style-name="ce145" table:number-columns-repeated="2"/>
            <table:table-cell table:style-name="ce187"/>
            <table:table-cell table:style-name="ce203" table:number-columns-repeated="2"/>
            <table:table-cell table:style-name="ce220" table:number-columns-repeated="2"/>
            <table:table-cell table:style-name="ce207" table:number-columns-repeated="2"/>
            <table:table-cell table:style-name="ce165" table:number-columns-repeated="2"/>
            <table:table-cell table:style-name="ce225" table:formula="of:=+SUM([.AO138:.AO141])-SUM([.AP138:.AP141])" office:value-type="currency" office:currency="CHF" office:value="0" calcext:value-type="currency">
              <text:p>CHF 0.00</text:p>
            </table:table-cell>
            <table:table-cell table:style-name="ce135"/>
            <table:table-cell table:number-columns-repeated="980"/>
          </table:table-row>
        </table:table-row-group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73" table:number-columns-repeated="6"/>
          <table:table-cell table:style-name="ce173" table:number-columns-repeated="2"/>
          <table:table-cell table:style-name="ce73" table:number-columns-repeated="2"/>
          <table:table-cell table:style-name="ce173" table:number-columns-repeated="2"/>
          <table:table-cell table:style-name="Default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Monitor Frame</text:p>
          </table:table-cell>
          <table:table-cell table:style-name="ce178" table:number-columns-repeated="2"/>
          <table:table-cell table:style-name="ce184" office:value-type="float" office:value="3" calcext:value-type="float">
            <text:p>3</text:p>
          </table:table-cell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M050</text:p>
          </table:table-cell>
          <table:table-cell table:style-name="ce184"/>
          <table:table-cell table:style-name="ce167"/>
          <table:table-cell table:style-name="ce177"/>
          <table:table-cell table:style-name="Default"/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79" office:value-type="string" calcext:value-type="string">
            <text:p>Each</text:p>
          </table:table-cell>
          <table:table-cell table:style-name="ce179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71" office:value-type="string" calcext:value-type="string">
            <text:p>Sol (+)</text:p>
          </table:table-cell>
          <table:table-cell table:style-name="ce171" office:value-type="string" calcext:value-type="string">
            <text:p>haben (-)</text:p>
          </table:table-cell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3"/>
          <table:table-cell table:style-name="ce146" table:formula="of:=+&quot;Wood For :&quot; &amp;[.AJ146]" office:value-type="string" office:string-value="Wood For :M.Frame" calcext:value-type="string">
            <text:p>Wood For :M.Frame</text:p>
          </table:table-cell>
          <table:table-cell table:style-name="ce153" office:value-type="string" calcext:value-type="string">
            <text:p>M.Frame</text:p>
          </table:table-cell>
          <table:table-cell table:style-name="ce124" table:number-columns-repeated="2"/>
          <table:table-cell table:style-name="ce184" office:value-type="string" calcext:value-type="string">
            <text:p>LM050</text:p>
          </table:table-cell>
          <table:table-cell table:style-name="ce54"/>
          <table:table-cell table:style-name="ce124" office:value-type="currency" office:currency="CHF" office:value="0" calcext:value-type="currency">
            <text:p>CHF 0.00</text:p>
          </table:table-cell>
          <table:table-cell table:style-name="ce124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mpa</text:p>
          </table:table-cell>
          <table:table-cell table:style-name="ce153"/>
          <table:table-cell table:style-name="ce146" table:formula="of:=+&quot;Components For :&quot; &amp;[.AJ147]" office:value-type="string" office:string-value="Components For :M.Frame" calcext:value-type="string">
            <text:p>Components For :M.Frame</text:p>
          </table:table-cell>
          <table:table-cell table:style-name="ce153" office:value-type="string" calcext:value-type="string">
            <text:p>M.Frame</text:p>
          </table:table-cell>
          <table:table-cell table:style-name="ce124" table:number-columns-repeated="2"/>
          <table:table-cell table:style-name="ce184" office:value-type="string" calcext:value-type="string">
            <text:p>LM051</text:p>
          </table:table-cell>
          <table:table-cell table:style-name="ce54"/>
          <table:table-cell table:style-name="ce124" office:value-type="currency" office:currency="CHF" office:value="0" calcext:value-type="currency">
            <text:p>CHF 0.00</text:p>
          </table:table-cell>
          <table:table-cell table:style-name="ce124"/>
          <table:table-cell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146" table:formula="of:=&quot;Assembly Hours: &quot; &amp;[.AJ148]" office:value-type="string" office:string-value="Assembly Hours: M.Frame" calcext:value-type="string">
            <text:p>Assembly Hours: M.Frame</text:p>
          </table:table-cell>
          <table:table-cell table:style-name="ce153" office:value-type="string" calcext:value-type="string">
            <text:p>M.Frame</text:p>
          </table:table-cell>
          <table:table-cell table:number-columns-repeated="2" table:style-name="ce219" office:value-type="currency" office:currency="CHF" office:value="0" calcext:value-type="currency">
            <text:p>CHF 0.00</text:p>
          </table:table-cell>
          <table:table-cell table:style-name="ce184" office:value-type="string" calcext:value-type="string">
            <text:p>LM052</text:p>
          </table:table-cell>
          <table:table-cell table:style-name="ce54"/>
          <table:table-cell table:style-name="ce124" table:formula="of:=+[.AL148]" office:value-type="currency" office:currency="CHF" office:value="0" calcext:value-type="currency">
            <text:p>CHF 0.00</text:p>
          </table:table-cell>
          <table:table-cell table:style-name="ce124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table:formula="of:=&quot;Delivered &quot; &amp; [.AJ149] &amp; &quot; RED&quot;" office:value-type="string" office:string-value="Delivered M.Frame RED" calcext:value-type="string">
            <text:p>Delivered M.Frame RED</text:p>
          </table:table-cell>
          <table:table-cell table:style-name="ce153" office:value-type="string" calcext:value-type="string">
            <text:p>M.Frame</text:p>
          </table:table-cell>
          <table:table-cell table:style-name="ce219" table:number-columns-repeated="2"/>
          <table:table-cell table:style-name="ce184" office:value-type="string" calcext:value-type="string">
            <text:p>LM053</text:p>
          </table:table-cell>
          <table:table-cell table:style-name="ce54"/>
          <table:table-cell table:style-name="ce124"/>
          <table:table-cell table:style-name="ce124" table:formula="of:=+SUM([.AO146:.AO148])" office:value-type="currency" office:currency="CHF" office:value="0" calcext:value-type="currency">
            <text:p>CHF 0.00</text:p>
          </table:table-cell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165" table:number-columns-repeated="2"/>
          <table:table-cell table:style-name="ce225" table:formula="of:=+SUM([.AO146:.AO149])-SUM([.AP146:.AP149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 table:style-name="ce73" table:number-columns-repeated="7"/>
          <table:table-cell table:style-name="ce173" table:number-columns-repeated="2"/>
          <table:table-cell table:style-name="ce73" table:number-columns-repeated="4"/>
          <table:table-cell table:style-name="Default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7" office:value-type="string" calcext:value-type="string">
            <text:p>Manufacturer Keyboard</text:p>
          </table:table-cell>
          <table:table-cell table:style-name="ce178" table:number-columns-repeated="2"/>
          <table:table-cell table:style-name="ce184" office:value-type="float" office:value="4" calcext:value-type="float">
            <text:p>4</text:p>
          </table:table-cell>
          <table:table-cell table:style-name="ce178" table:number-columns-repeated="2"/>
          <table:table-cell table:style-name="ce218" table:number-columns-repeated="2"/>
          <table:table-cell table:style-name="ce184" office:value-type="string" calcext:value-type="string">
            <text:p>LM060</text:p>
          </table:table-cell>
          <table:table-cell table:style-name="ce184"/>
          <table:table-cell table:style-name="ce178"/>
          <table:table-cell table:style-name="ce217"/>
          <table:table-cell table:style-name="Default"/>
          <table:table-cell table:style-name="ce135"/>
          <table:table-cell table:number-columns-repeated="980"/>
        </table:table-row>
        <table:table-row table:style-name="ro4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43" office:value-type="string" calcext:value-type="string">
            <text:p>Date</text:p>
          </table:table-cell>
          <table:table-cell table:style-name="ce148" office:value-type="string" calcext:value-type="string">
            <text:p>PDF</text:p>
          </table:table-cell>
          <table:table-cell table:style-name="ce148" office:value-type="string" calcext:value-type="string">
            <text:p>Vendor</text:p>
          </table:table-cell>
          <table:table-cell table:style-name="ce185" office:value-type="string" calcext:value-type="string">
            <text:p>pcs</text:p>
          </table:table-cell>
          <table:table-cell table:style-name="ce143" office:value-type="string" calcext:value-type="string">
            <text:p>Description</text:p>
          </table:table-cell>
          <table:table-cell table:style-name="ce143" office:value-type="string" calcext:value-type="string">
            <text:p>Note</text:p>
          </table:table-cell>
          <table:table-cell table:style-name="ce179" office:value-type="string" calcext:value-type="string">
            <text:p>Each</text:p>
          </table:table-cell>
          <table:table-cell table:style-name="ce179" office:value-type="string" calcext:value-type="string">
            <text:p>Subtotal</text:p>
          </table:table-cell>
          <table:table-cell table:style-name="ce156" office:value-type="string" calcext:value-type="string">
            <text:p>REF</text:p>
          </table:table-cell>
          <table:table-cell table:style-name="ce156" office:value-type="string" calcext:value-type="string">
            <text:p>REF2</text:p>
          </table:table-cell>
          <table:table-cell table:style-name="ce161" office:value-type="string" calcext:value-type="string">
            <text:p>Sol (+)</text:p>
          </table:table-cell>
          <table:table-cell table:style-name="ce161" office:value-type="string" calcext:value-type="string">
            <text:p>haben (-)</text:p>
          </table:table-cell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Jumbo</text:p>
          </table:table-cell>
          <table:table-cell table:style-name="ce153"/>
          <table:table-cell table:style-name="ce146" table:formula="of:=+&quot;Wood For :&quot; &amp;[.AJ154]" office:value-type="string" office:string-value="Wood For :Keyboard" calcext:value-type="string">
            <text:p>Wood For :Keyboard</text:p>
          </table:table-cell>
          <table:table-cell table:style-name="ce153" office:value-type="string" calcext:value-type="string">
            <text:p>Keyboard</text:p>
          </table:table-cell>
          <table:table-cell table:style-name="ce124" table:number-columns-repeated="2"/>
          <table:table-cell table:style-name="ce184" office:value-type="string" calcext:value-type="string">
            <text:p>LM060</text:p>
          </table:table-cell>
          <table:table-cell table:style-name="ce54"/>
          <table:table-cell table:style-name="ce25" office:value-type="float" office:value="0" calcext:value-type="float">
            <text:p>0.00</text:p>
          </table:table-cell>
          <table:table-cell table:style-name="ce25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 office:value-type="string" calcext:value-type="string">
            <text:p>mpa</text:p>
          </table:table-cell>
          <table:table-cell table:style-name="ce153"/>
          <table:table-cell table:style-name="ce146" table:formula="of:=+&quot;Components For :&quot; &amp;[.AJ155]" office:value-type="string" office:string-value="Components For :Keyboard" calcext:value-type="string">
            <text:p>Components For :Keyboard</text:p>
          </table:table-cell>
          <table:table-cell table:style-name="ce153" office:value-type="string" calcext:value-type="string">
            <text:p>Keyboard</text:p>
          </table:table-cell>
          <table:table-cell table:style-name="ce124" table:number-columns-repeated="2"/>
          <table:table-cell table:style-name="ce184" office:value-type="string" calcext:value-type="string">
            <text:p>LM061</text:p>
          </table:table-cell>
          <table:table-cell table:style-name="ce54"/>
          <table:table-cell table:style-name="ce25" office:value-type="float" office:value="0" calcext:value-type="float">
            <text:p>0.00</text:p>
          </table:table-cell>
          <table:table-cell table:style-name="ce25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float" office:value="2" calcext:value-type="float">
            <text:p>2</text:p>
          </table:table-cell>
          <table:table-cell table:style-name="ce146" table:formula="of:=&quot;Assembly Hours: &quot; &amp;[.AJ156]" office:value-type="string" office:string-value="Assembly Hours: Keyboard" calcext:value-type="string">
            <text:p>Assembly Hours: Keyboard</text:p>
          </table:table-cell>
          <table:table-cell table:style-name="ce153" office:value-type="string" calcext:value-type="string">
            <text:p>Keyboard</text:p>
          </table:table-cell>
          <table:table-cell table:number-columns-repeated="2" table:style-name="ce219" office:value-type="currency" office:currency="CHF" office:value="0" calcext:value-type="currency">
            <text:p>CHF 0.00</text:p>
          </table:table-cell>
          <table:table-cell table:style-name="ce184" office:value-type="string" calcext:value-type="string">
            <text:p>LM062</text:p>
          </table:table-cell>
          <table:table-cell table:style-name="ce54"/>
          <table:table-cell table:style-name="ce25" office:value-type="float" office:value="0" calcext:value-type="float">
            <text:p>0.00</text:p>
          </table:table-cell>
          <table:table-cell table:style-name="ce25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157" office:value-type="string" calcext:value-type="string">
            <text:p>2023/10/01</text:p>
          </table:table-cell>
          <table:table-cell table:style-name="ce153"/>
          <table:table-cell table:style-name="ce157"/>
          <table:table-cell table:style-name="ce157" office:value-type="string" calcext:value-type="string">
            <text:p>1</text:p>
          </table:table-cell>
          <table:table-cell table:style-name="ce153" table:formula="of:=&quot;Delivered &quot; &amp; [.AJ157] &amp; &quot; RED&quot;" office:value-type="string" office:string-value="Delivered Keyboard RED" calcext:value-type="string">
            <text:p>Delivered Keyboard RED</text:p>
          </table:table-cell>
          <table:table-cell table:style-name="ce153" office:value-type="string" calcext:value-type="string">
            <text:p>Keyboard</text:p>
          </table:table-cell>
          <table:table-cell table:style-name="ce219" table:number-columns-repeated="2"/>
          <table:table-cell table:style-name="ce184" office:value-type="string" calcext:value-type="string">
            <text:p>LM063</text:p>
          </table:table-cell>
          <table:table-cell table:style-name="ce54"/>
          <table:table-cell table:style-name="ce153"/>
          <table:table-cell table:style-name="ce25" table:formula="of:=+SUM([.AO154:.AO156])" office:value-type="float" office:value="0" calcext:value-type="float">
            <text:p>0.00</text:p>
          </table:table-cell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228"/>
          <table:table-cell table:style-name="ce145" table:number-columns-repeated="2"/>
          <table:table-cell table:style-name="ce187"/>
          <table:table-cell table:style-name="ce203" table:number-columns-repeated="2"/>
          <table:table-cell table:style-name="ce220" table:number-columns-repeated="2"/>
          <table:table-cell table:style-name="ce207" table:number-columns-repeated="2"/>
          <table:table-cell table:style-name="ce214" table:number-columns-repeated="2"/>
          <table:table-cell table:style-name="ce225" table:formula="of:=+SUM([.AO154:.AO157])-SUM([.AP154:.AP157])" office:value-type="currency" office:currency="CHF" office:value="0" calcext:value-type="currency">
            <text:p>CHF 0.00</text:p>
          </table:table-cell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/>
          <table:table-cell table:style-name="ce53"/>
          <table:table-cell table:style-name="ce13"/>
          <table:table-cell table:style-name="ce53" table:number-columns-repeated="2"/>
          <table:table-cell table:style-name="ce73" table:number-columns-repeated="2"/>
          <table:table-cell table:style-name="ce55" table:number-columns-repeated="4"/>
          <table:table-cell table:style-name="ce73" table:number-columns-repeated="2"/>
          <table:table-cell/>
          <table:table-cell table:style-name="ce135"/>
          <table:table-cell/>
          <table:table-cell table:style-name="ce73" table:number-columns-repeated="6"/>
          <table:table-cell table:style-name="ce173" table:number-columns-repeated="2"/>
          <table:table-cell table:style-name="ce73" table:number-columns-repeated="4"/>
          <table:table-cell table:style-name="ce173"/>
          <table:table-cell table:style-name="ce135"/>
          <table:table-cell table:number-columns-repeated="980"/>
        </table:table-row>
        <table:table-row table:style-name="ro1">
          <table:table-cell table:number-columns-repeated="13"/>
          <table:table-cell table:style-name="ce135"/>
          <table:table-cell table:number-columns-repeated="14"/>
          <table:table-cell table:style-name="ce135"/>
          <table:table-cell table:number-columns-repeated="14"/>
          <table:table-cell table:style-name="ce135"/>
          <table:table-cell table:number-columns-repeated="980"/>
        </table:table-row>
        <table:table-row table:style-name="ro5">
          <table:table-cell table:style-name="ce135"/>
          <table:table-cell table:style-name="ce172"/>
          <table:table-cell table:style-name="ce135" table:number-columns-repeated="6"/>
          <table:table-cell table:style-name="ce172" table:number-columns-repeated="2"/>
          <table:table-cell table:style-name="ce135" table:number-columns-repeated="5"/>
          <table:table-cell table:style-name="ce172"/>
          <table:table-cell table:style-name="ce135"/>
          <table:table-cell table:style-name="ce172" table:number-columns-repeated="2"/>
          <table:table-cell table:style-name="ce135" table:number-columns-repeated="2"/>
          <table:table-cell table:style-name="ce172" table:number-columns-repeated="4"/>
          <table:table-cell table:style-name="ce135" table:number-columns-repeated="2"/>
          <table:table-cell table:style-name="ce181"/>
          <table:table-cell table:style-name="ce135" table:number-columns-repeated="5"/>
          <table:table-cell table:style-name="ce172"/>
          <table:table-cell table:style-name="ce135" table:number-columns-repeated="2"/>
          <table:table-cell table:style-name="ce181" table:number-columns-repeated="2"/>
          <table:table-cell table:style-name="ce172" table:number-columns-repeated="2"/>
          <table:table-cell table:style-name="ce135" table:number-columns-repeated="2"/>
          <table:table-cell table:style-name="ce222"/>
          <table:table-cell table:style-name="ce135"/>
          <table:table-cell table:number-columns-repeated="980"/>
        </table:table-row>
        <table:table-row table:style-name="ro1">
          <table:table-cell table:style-name="ce5"/>
          <table:table-cell table:style-name="ce70"/>
          <table:table-cell table:style-name="ce5" table:number-columns-repeated="3"/>
          <table:table-cell table:style-name="ce22" office:value-type="string" calcext:value-type="string">
            <text:p>OWNERS EQUITY</text:p>
          </table:table-cell>
          <table:table-cell table:style-name="ce22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36" table:formula="of:=+SUM([.M5:.M161])" office:value-type="float" office:value="0" calcext:value-type="float">
            <text:p>0</text:p>
          </table:table-cell>
          <table:table-cell table:style-name="ce22" table:number-columns-repeated="2"/>
          <table:table-cell table:style-name="ce56"/>
          <table:table-cell table:style-name="ce22"/>
          <table:table-cell table:style-name="ce56" table:number-columns-repeated="2"/>
          <table:table-cell table:style-name="ce22" office:value-type="string" calcext:value-type="string">
            <text:p>Assets</text:p>
          </table:table-cell>
          <table:table-cell table:style-name="ce22"/>
          <table:table-cell table:style-name="ce56" table:number-columns-repeated="4"/>
          <table:table-cell table:style-name="ce22"/>
          <table:table-cell table:style-name="ce33"/>
          <table:table-cell table:style-name="ce183" table:formula="of:=+SUM([.AB5:.AB161])" office:value-type="currency" office:currency="CHF" office:value="0" calcext:value-type="currency">
            <text:p>CHF 0.00</text:p>
          </table:table-cell>
          <table:table-cell table:style-name="ce22" table:number-columns-repeated="5"/>
          <table:table-cell table:style-name="ce56"/>
          <table:table-cell table:style-name="ce22" office:value-type="string" calcext:value-type="string">
            <text:p>Liabilities</text:p>
          </table:table-cell>
          <table:table-cell table:style-name="ce22"/>
          <table:table-cell table:style-name="ce215" table:number-columns-repeated="2"/>
          <table:table-cell table:style-name="ce56" table:number-columns-repeated="2"/>
          <table:table-cell table:style-name="ce22"/>
          <table:table-cell table:style-name="ce33"/>
          <table:table-cell table:style-name="ce183" table:formula="of:=+SUM([.AQ5:.AQ161])" office:value-type="currency" office:currency="CHF" office:value="0" calcext:value-type="currency">
            <text:p>CHF 0.00</text:p>
          </table:table-cell>
          <table:table-cell table:style-name="ce22"/>
          <table:table-cell table:number-columns-repeated="980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=A-L'.$A$1" table:cell-range-address="$'E=A-L'.$A$2:.$AR$162" table:range-usable-as="print-range"/>
          <table:named-range table:name="_xlnm.Print_Titles" table:base-cell-address="$'E=A-L'.$A$1" table:cell-range-address="$'E=A-L'.$A$1:.$AMJ$1" table:range-usable-as="repeat-column repeat-row"/>
        </table:named-expressions>
        <calcext:conditional-formats>
          <calcext:conditional-format calcext:target-range-address="'E=A-L'.M18:'E=A-L'.M18 'E=A-L'.M12:'E=A-L'.M12">
            <calcext:condition calcext:apply-style-name="ConditionalStyle_12" calcext:value="&lt;0" calcext:base-cell-address="'E=A-L'.M12"/>
          </calcext:conditional-format>
          <calcext:conditional-format calcext:target-range-address="'E=A-L'.AQ158:'E=A-L'.AQ158 'E=A-L'.AQ150:'E=A-L'.AQ150 'E=A-L'.AQ142:'E=A-L'.AQ142 'E=A-L'.AQ134:'E=A-L'.AQ134 'E=A-L'.AQ125:'E=A-L'.AQ125">
            <calcext:condition calcext:apply-style-name="ConditionalStyle_6" calcext:value="&lt;0" calcext:base-cell-address="'E=A-L'.AQ125"/>
          </calcext:conditional-format>
          <calcext:conditional-format calcext:target-range-address="'E=A-L'.K2:'E=A-L'.K2">
            <calcext:condition calcext:apply-style-name="ConditionalStyle_5" calcext:value="contains-text(&quot;OK&quot;)" calcext:base-cell-address="'E=A-L'.K2"/>
          </calcext:conditional-format>
          <calcext:conditional-format calcext:target-range-address="'E=A-L'.Z2:'E=A-L'.AA2">
            <calcext:condition calcext:apply-style-name="ConditionalStyle_4" calcext:value="&lt;=0" calcext:base-cell-address="'E=A-L'.Z2"/>
          </calcext:conditional-format>
          <calcext:conditional-format calcext:target-range-address="'E=A-L'.AB60:'E=A-L'.AB60 'E=A-L'.AB70:'E=A-L'.AB70">
            <calcext:condition calcext:apply-style-name="ConditionalStyle_2" calcext:value="&lt;0" calcext:base-cell-address="'E=A-L'.AB60"/>
          </calcext:conditional-format>
          <calcext:conditional-format calcext:target-range-address="'E=A-L'.AQ110:'E=A-L'.AQ110">
            <calcext:condition calcext:apply-style-name="ConditionalStyle_8" calcext:value="&lt;0" calcext:base-cell-address="'E=A-L'.AQ110"/>
          </calcext:conditional-format>
          <calcext:conditional-format calcext:target-range-address="'E=A-L'.AB43:'E=A-L'.AB43">
            <calcext:condition calcext:apply-style-name="ConditionalStyle_11" calcext:value="&lt;0" calcext:base-cell-address="'E=A-L'.AB43"/>
          </calcext:conditional-format>
          <calcext:conditional-format calcext:target-range-address="'E=A-L'.AB52:'E=A-L'.AB52">
            <calcext:condition calcext:apply-style-name="ConditionalStyle_10" calcext:value="&lt;0" calcext:base-cell-address="'E=A-L'.AB52"/>
          </calcext:conditional-format>
          <calcext:conditional-format calcext:target-range-address="'E=A-L'.AB79:'E=A-L'.AB79">
            <calcext:condition calcext:apply-style-name="ConditionalStyle_1" calcext:value="&lt;0" calcext:base-cell-address="'E=A-L'.AB79"/>
          </calcext:conditional-format>
          <calcext:conditional-format calcext:target-range-address="'E=A-L'.AB87:'E=A-L'.AB87">
            <calcext:condition calcext:apply-style-name="ConditionalStyle_7" calcext:value="&lt;0" calcext:base-cell-address="'E=A-L'.AB87"/>
          </calcext:conditional-format>
          <calcext:conditional-format calcext:target-range-address="'E=A-L'.AB94:'E=A-L'.AB94">
            <calcext:condition calcext:apply-style-name="ConditionalStyle_3" calcext:value="&lt;0" calcext:base-cell-address="'E=A-L'.AB94"/>
          </calcext:conditional-format>
          <calcext:conditional-format calcext:target-range-address="'E=A-L'.AB102:'E=A-L'.AB102">
            <calcext:condition calcext:apply-style-name="ConditionalStyle_9" calcext:value="&lt;0" calcext:base-cell-address="'E=A-L'.AB102"/>
          </calcext:conditional-format>
        </calcext:conditional-formats>
      </table:table>
      <table:table table:name="Accounts_MNF" table:style-name="ta3">
        <table:shapes>
          <draw:line draw:z-index="20" draw:name="Horizontal line 1" draw:style-name="gr1" draw:text-style-name="P1" svg:x1="38.34mm" svg:y1="38.2mm" svg:x2="102.12mm" svg:y2="37.85mm">
            <text:p/>
          </draw:line>
          <draw:line draw:z-index="47" draw:name="Horizontal line 2" draw:style-name="gr1" draw:text-style-name="P1" svg:x1="83.86mm" svg:y1="306.19mm" svg:x2="149.89mm" svg:y2="306.27mm">
            <text:p/>
          </draw:line>
          <draw:line draw:z-index="48" draw:name="Horizontal line 3" draw:style-name="gr1" draw:text-style-name="P1" svg:x1="83.31mm" svg:y1="323.49mm" svg:x2="149.34mm" svg:y2="323.57mm">
            <text:p/>
          </draw:line>
          <draw:line draw:z-index="49" draw:name="Horizontal line 4" draw:style-name="gr1" draw:text-style-name="P1" svg:x1="36.83mm" svg:y1="193.83mm" svg:x2="100.61mm" svg:y2="193.48mm">
            <text:p/>
          </draw:line>
          <draw:line draw:z-index="51" draw:name="Horizontal line 5" draw:style-name="gr1" draw:text-style-name="P1" svg:x1="37.17mm" svg:y1="50.78mm" svg:x2="100.95mm" svg:y2="50.43mm">
            <text:p/>
          </draw:line>
        </table:shapes>
        <table:table-column table:style-name="co12" table:number-columns-repeated="4" table:default-cell-style-name="Default"/>
        <table:table-column table:style-name="co52" table:default-cell-style-name="Default"/>
        <table:table-column table:style-name="co1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12" table:number-columns-repeated="4" table:default-cell-style-name="Default"/>
        <table:table-column table:style-name="co55" table:default-cell-style-name="Default"/>
        <table:table-column table:style-name="co56" table:default-cell-style-name="ce74"/>
        <table:table-column table:style-name="co57" table:default-cell-style-name="Default"/>
        <table:table-row table:style-name="ro1">
          <table:table-cell>
            <draw:custom-shape draw:z-index="50" draw:name="Shape 47" draw:style-name="gr2" draw:text-style-name="P3" svg:width="273.72mm" svg:height="6.59mm" svg:x="3.94mm" svg:y="1.72mm">
              <text:p text:style-name="P2">EQUITY <text:s text:c="11"/>= <text:s text:c="17"/>ASSETS <text:s text:c="17"/>- <text:s text:c="19"/>LIABILITIE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>
            <draw:custom-shape draw:z-index="7" draw:name="Shape 10" draw:style-name="gr3" draw:text-style-name="P3" svg:width="86.24mm" svg:height="15.94mm" svg:x="3.19mm" svg:y="1.87mm">
              <text:p text:style-name="P2">EQUITY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4"/>
          <table:table-cell>
            <draw:custom-shape draw:z-index="6" draw:name="Shape 9" draw:style-name="gr4" draw:text-style-name="P3" svg:width="89.57mm" svg:height="17.95mm" svg:x="2.01mm" svg:y="0.82mm">
              <text:p text:style-name="P2">ASSET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5"/>
          <table:table-cell>
            <draw:custom-shape draw:z-index="5" draw:name="Shape 8" draw:style-name="gr5" draw:text-style-name="P3" svg:width="86.27mm" svg:height="17.84mm" svg:x="2.68mm" svg:y="0.69mm">
              <text:p text:style-name="P2">LIABILITIES</text:p>
              <draw:enhanced-geometry svg:viewBox="0 0 21600 21600" draw:type="rectangle" draw:enhanced-path="M 0 0 L 21600 0 21600 21600 0 21600 0 0 Z N"/>
            </draw:custom-shape>
            <draw:custom-shape draw:z-index="34" draw:name="Shape 36" draw:style-name="gr6" draw:text-style-name="P4" svg:width="16.93mm" svg:height="7.3mm" svg:x="5.21mm" svg:y="0.77mm">
              <text:p text:style-name="P2"><text:span text:style-name="T1">Increa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2"/>
          <table:table-cell>
            <draw:custom-shape draw:z-index="33" draw:name="Shape 30" draw:style-name="gr6" draw:text-style-name="P4" svg:width="16.93mm" svg:height="7.3mm" svg:x="2.23mm" svg:y="1.57mm">
              <text:p text:style-name="P2"><text:span text:style-name="T1">Decreas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</table:table-row>
        <table:table-row table:style-name="ro1">
          <table:table-cell>
            <draw:custom-shape draw:z-index="17" draw:name="Shape 19" draw:style-name="gr7" draw:text-style-name="P5" svg:width="8.13mm" svg:height="7.3mm" svg:x="4.46mm" svg:y="4.42mm">
              <text:p text:style-name="P2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7"/>
        </table:table-row>
        <table:table-row table:style-name="ro1">
          <table:table-cell/>
          <table:table-cell>
            <draw:custom-shape draw:z-index="15" draw:name="Shape 17" draw:style-name="gr7" draw:text-style-name="P5" svg:width="8.13mm" svg:height="7.3mm" svg:x="22.59mm" svg:y="0.01mm">
              <text:p text:style-name="P2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4" draw:name="Shape 16" draw:style-name="gr7" draw:text-style-name="P5" svg:width="8.13mm" svg:height="7.3mm" svg:x="3.99mm" svg:y="0.25mm">
              <text:p text:style-name="P2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6" draw:name="Shape 18" draw:style-name="gr7" draw:text-style-name="P5" svg:width="8.13mm" svg:height="7.3mm" svg:x="0.54mm" svg:y="0.74mm">
              <text:p text:style-name="P2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3"/>
          <table:table-cell>
            <draw:custom-shape draw:z-index="18" draw:name="Shape 20" draw:style-name="gr7" draw:text-style-name="P5" svg:width="8.13mm" svg:height="7.3mm" svg:x="4.92mm" svg:y="0.25mm">
              <text:p text:style-name="P2"><text:span text:style-name="T2">+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draw:z-index="19" draw:name="Shape 21" draw:style-name="gr7" draw:text-style-name="P5" svg:width="8.13mm" svg:height="7.3mm" svg:x="0.7mm" svg:y="0.26mm">
              <text:p text:style-name="P2"><text:span text:style-name="T2">-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style-name="ce204">
            <draw:custom-shape draw:z-index="35" draw:name="Shape 31" draw:style-name="gr8" draw:text-style-name="P6" svg:width="353.86mm" svg:height="7.23mm" svg:x="0.22mm" svg:y="4.77mm">
              <text:p text:style-name="P2">PROJECT START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8" draw:name="Shape 11" draw:style-name="gr9" draw:text-style-name="P7" svg:width="40.96mm" svg:height="12.9mm" svg:x="1.52mm" svg:y="0.4mm">
              <text:p text:style-name="P2">I O U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>
            <draw:custom-shape draw:z-index="2" draw:name="Shape 1" draw:style-name="gr10" draw:text-style-name="P8" svg:width="39.74mm" svg:height="12.9mm" svg:x="3.66mm" svg:y="0.53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/>
          <table:table-cell table:style-name="ce209" office:value-type="float" office:value="1" calcext:value-type="float">
            <text:p>1</text:p>
          </table:table-cell>
          <table:table-cell table:style-name="ce210" office:value-type="string" calcext:value-type="string">
            <text:p>Start Project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6" draw:name="Shape 37" draw:style-name="gr8" draw:text-style-name="P6" svg:width="353.86mm" svg:height="7.23mm" svg:x="0.82mm" svg:y="1.21mm">
              <text:p text:style-name="P2">ATAIN <text:s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3" draw:name="Shape 3" draw:style-name="gr11" draw:text-style-name="P7" svg:width="43.28mm" svg:height="11.14mm" svg:x="0.76mm" svg:y="0.83mm">
              <text:p text:style-name="P2">ORD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9" draw:name="Shape 12" draw:style-name="gr12" draw:text-style-name="P7" svg:width="42.11mm" svg:height="12.9mm" svg:x="1.28mm" svg:y="0.23mm">
              <text:p text:style-name="P2">SUPLI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" calcext:value-type="float">
            <text:p>2</text:p>
          </table:table-cell>
          <table:table-cell table:style-name="ce210" office:value-type="string" calcext:value-type="string">
            <text:p>Order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12" draw:name="Shape 14" draw:style-name="gr10" draw:text-style-name="P8" svg:width="39.74mm" svg:height="12.9mm" svg:x="2.85mm" svg:y="0.5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11" draw:name="Shape 2" draw:style-name="gr13" draw:text-style-name="P7" svg:width="42.11mm" svg:height="11.92mm" svg:x="0.78mm" svg:y="0.96mm">
              <text:p text:style-name="P2">SUPLI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3" calcext:value-type="float">
            <text:p>3</text:p>
          </table:table-cell>
          <table:table-cell table:style-name="ce210" office:value-type="string" calcext:value-type="string">
            <text:p>Pay for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13" draw:name="Shape 15" draw:style-name="gr14" draw:text-style-name="P7" svg:width="41.54mm" svg:height="10.91mm" svg:x="1.34mm" svg:y="1.05mm">
              <text:p text:style-name="P2"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1" draw:name="Shape 13" draw:style-name="gr11" draw:text-style-name="P7" svg:width="43.28mm" svg:height="11.14mm" svg:x="1.11mm" svg:y="1.33mm">
              <text:p text:style-name="P2">ORDER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4" calcext:value-type="float">
            <text:p>4</text:p>
          </table:table-cell>
          <table:table-cell table:style-name="ce210" office:value-type="string" calcext:value-type="string">
            <text:p>Recieve Stock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7" draw:name="Shape 38" draw:style-name="gr8" draw:text-style-name="P6" svg:width="353.86mm" svg:height="7.23mm" svg:x="0mm" svg:y="0.89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" draw:name="Shape 5" draw:style-name="gr15" draw:text-style-name="P7" svg:width="42.64mm" svg:height="11.17mm" svg:x="0.69mm" svg:y="0.79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2" draw:name="Shape 22" draw:style-name="gr14" draw:text-style-name="P7" svg:width="41.54mm" svg:height="10.91mm" svg:x="1.22mm" svg:y="1.06mm">
              <text:p text:style-name="P2"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6" office:value-type="string" calcext:value-type="string">
            <text:p>+</text:p>
          </table:table-cell>
          <table:table-cell table:style-name="ce205" table:number-columns-repeated="4"/>
          <table:table-cell/>
          <table:table-cell table:style-name="ce208" table:number-columns-repeated="4"/>
          <table:table-cell/>
          <table:table-cell table:style-name="ce209" office:value-type="float" office:value="5" calcext:value-type="float">
            <text:p>5</text:p>
          </table:table-cell>
          <table:table-cell table:style-name="ce210" office:value-type="string" calcext:value-type="string">
            <text:p>Assemble Product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26" draw:name="Shape 25" draw:style-name="gr15" draw:text-style-name="P7" svg:width="42.64mm" svg:height="11.17mm" svg:x="0.96mm" svg:y="0.63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25" draw:name="Shape 4" draw:style-name="gr16" draw:text-style-name="P7" svg:width="41.2mm" svg:height="11.69mm" svg:x="2.69mm" svg:y="0.52mm">
              <text:p text:style-name="P2">LABOU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6" calcext:value-type="float">
            <text:p>6</text:p>
          </table:table-cell>
          <table:table-cell table:style-name="ce210" office:value-type="string" calcext:value-type="string">
            <text:p>Labour Value 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24" draw:name="Shape 24" draw:style-name="gr17" draw:text-style-name="P8" svg:width="41.3mm" svg:height="11.2mm" svg:x="1.86mm" svg:y="1.97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29" draw:name="Shape 32" draw:style-name="gr16" draw:text-style-name="P7" svg:width="41.2mm" svg:height="11.69mm" svg:x="1mm" svg:y="1.07mm">
              <text:p text:style-name="P2">LABOU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7" calcext:value-type="float">
            <text:p>7</text:p>
          </table:table-cell>
          <table:table-cell table:style-name="ce210" office:value-type="string" calcext:value-type="string">
            <text:p>Pay labour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38" draw:name="Shape 39" draw:style-name="gr8" draw:text-style-name="P6" svg:width="353.86mm" svg:height="7.23mm" svg:x="0.3mm" svg:y="0.92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10" draw:name="Shape 6" draw:style-name="gr18" draw:text-style-name="P9" svg:width="41.86mm" svg:height="11.78mm" svg:x="1mm" svg:y="1.13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23" draw:name="Shape 23" draw:style-name="gr15" draw:text-style-name="P7" svg:width="42.64mm" svg:height="11.17mm" svg:x="1.27mm" svg:y="1.51mm">
              <text:p text:style-name="P2">MANUFACTURE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2"/>
          <table:table-cell table:style-name="ce211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8" calcext:value-type="float">
            <text:p>8</text:p>
          </table:table-cell>
          <table:table-cell table:style-name="ce210" office:value-type="string" calcext:value-type="string">
            <text:p>Product on Market in shop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>
            <draw:custom-shape draw:z-index="40" draw:name="Shape 42" draw:style-name="gr19" draw:text-style-name="P7" svg:width="40.96mm" svg:height="10.42mm" svg:x="2.4mm" svg:y="1.29mm">
              <text:p text:style-name="P2">PROFIT &amp; LOS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>
            <draw:custom-shape draw:z-index="41" draw:name="Shape 43" draw:style-name="gr18" draw:text-style-name="P9" svg:width="41.86mm" svg:height="11.78mm" svg:x="0.06mm" svg:y="0.68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9" calcext:value-type="float">
            <text:p>9</text:p>
          </table:table-cell>
          <table:table-cell table:style-name="ce210" office:value-type="string" calcext:value-type="string">
            <text:p>Profit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2" draw:name="Shape 26" draw:style-name="gr20" draw:text-style-name="P10" svg:width="41.86mm" svg:height="10.8mm" svg:x="1.43mm" svg:y="4.48mm">
              <text:p text:style-name="P2">SALES<text:line-break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2"/>
          <table:table-cell table:style-name="ce205">
            <draw:custom-shape draw:z-index="43" draw:name="Shape 28" draw:style-name="gr18" draw:text-style-name="P9" svg:width="41.86mm" svg:height="11.78mm" svg:x="1.59mm" svg:y="4.06mm">
              <text:p text:style-name="P2">PURCHASED<text:line-break/> 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4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44" draw:name="Shape 44" draw:style-name="gr20" draw:text-style-name="P10" svg:width="41.86mm" svg:height="10.8mm" svg:x="1.42mm" svg:y="0.59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>
            <draw:custom-shape draw:z-index="27" draw:name="Shape 29" draw:style-name="gr12" draw:text-style-name="P7" svg:width="42.11mm" svg:height="12.9mm" svg:x="0.97mm" svg:y="0.45mm">
              <text:p text:style-name="P2">CUSTOME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 table:number-columns-repeated="3"/>
          <table:table-cell/>
          <table:table-cell table:style-name="Default"/>
          <table:table-cell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0" calcext:value-type="float">
            <text:p>10</text:p>
          </table:table-cell>
          <table:table-cell table:style-name="ce210" office:value-type="string" calcext:value-type="string">
            <text:p>Sale Transaction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>
            <draw:custom-shape draw:z-index="30" draw:name="Shape 33" draw:style-name="gr17" draw:text-style-name="P8" svg:width="41.3mm" svg:height="11.2mm" svg:x="1.02mm" svg:y="4.81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 table:number-columns-repeated="4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28" draw:name="Shape 27" draw:style-name="gr20" draw:text-style-name="P10" svg:width="41.86mm" svg:height="10.8mm" svg:x="1.14mm" svg:y="0.29mm">
              <text:p text:style-name="P2">SALES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1" calcext:value-type="float">
            <text:p>11</text:p>
          </table:table-cell>
          <table:table-cell table:style-name="ce210" office:value-type="string" calcext:value-type="string">
            <text:p>Payment for goods</text:p>
          </table:table-cell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3"/>
          <table:table-cell table:style-name="ce205">
            <draw:custom-shape draw:z-index="45" draw:name="Shape 45" draw:style-name="gr20" draw:text-style-name="P10" svg:width="41.86mm" svg:height="10.8mm" svg:x="1.91mm" svg:y="0.84mm">
              <text:p text:style-name="P2">SALES<text:line-break/>STOC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2"/>
          <table:table-cell table:style-name="ce208">
            <draw:custom-shape draw:z-index="32" draw:name="Shape 7" draw:style-name="gr12" draw:text-style-name="P7" svg:width="42.11mm" svg:height="12.9mm" svg:x="1.55mm" svg:y="0.71mm">
              <text:p text:style-name="P2">CUSTOMER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8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12" calcext:value-type="float">
            <text:p>12</text:p>
          </table:table-cell>
          <table:table-cell table:style-name="ce210" office:value-type="string" calcext:value-type="string">
            <text:p>Deliver goods to cusomer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/>
          <table:table-cell table:style-name="ce210"/>
        </table:table-row>
        <table:table-row table:style-name="ro1">
          <table:table-cell table:style-name="ce204">
            <draw:custom-shape draw:z-index="46" draw:name="Shape 46" draw:style-name="gr8" draw:text-style-name="P6" svg:width="353.86mm" svg:height="7.23mm" svg:x="0mm" svg:y="1.74mm">
              <text:p text:style-name="P2">RETURN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4" table:number-columns-repeated="3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3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2"/>
          <table:table-cell table:style-name="ce204">
            <draw:custom-shape draw:z-index="0" draw:name="Shape 40" draw:style-name="gr19" draw:text-style-name="P7" svg:width="40.96mm" svg:height="10.42mm" svg:x="2.85mm" svg:y="2.62mm">
              <text:p text:style-name="P2">PROFIT &amp; LOSS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/>
          <table:table-cell/>
          <table:table-cell table:style-name="ce205" table:number-columns-repeated="3"/>
          <table:table-cell table:style-name="ce205">
            <draw:custom-shape draw:z-index="39" draw:name="Shape 41" draw:style-name="gr17" draw:text-style-name="P8" svg:width="41.3mm" svg:height="11.2mm" svg:x="0.83mm" svg:y="1.1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0" calcext:value-type="float">
            <text:p>20</text:p>
          </table:table-cell>
          <table:table-cell table:style-name="ce210" office:value-type="string" calcext:value-type="string">
            <text:p>Pay Profits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2"/>
          <table:table-cell table:style-name="ce204">
            <draw:custom-shape draw:z-index="1" draw:name="Shape 35" draw:style-name="gr9" draw:text-style-name="P7" svg:width="40.96mm" svg:height="12.9mm" svg:x="1.96mm" svg:y="0.78mm">
              <text:p text:style-name="P2">I O U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4"/>
          <table:table-cell/>
          <table:table-cell table:style-name="ce205" table:number-columns-repeated="3"/>
          <table:table-cell table:style-name="ce205">
            <draw:custom-shape draw:z-index="31" draw:name="Shape 34" draw:style-name="gr17" draw:text-style-name="P8" svg:width="41.3mm" svg:height="11.2mm" svg:x="0.83mm" svg:y="0.58mm">
              <text:p text:style-name="P2">BANK</text:p>
              <draw:enhanced-geometry svg:viewBox="0 0 21600 21600" draw:type="rectangle" draw:enhanced-path="M 0 0 L 21600 0 21600 21600 0 21600 0 0 Z N"/>
            </draw:custom-shape>
          </table:table-cell>
          <table:table-cell table:style-name="ce205"/>
          <table:table-cell/>
          <table:table-cell table:style-name="ce208" table:number-columns-repeated="4"/>
          <table:table-cell table:number-columns-repeated="3"/>
        </table:table-row>
        <table:table-row table:style-name="ro1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/>
          <table:table-cell table:style-name="ce209" office:value-type="float" office:value="21" calcext:value-type="float">
            <text:p>21</text:p>
          </table:table-cell>
          <table:table-cell table:style-name="ce210" office:value-type="string" calcext:value-type="string">
            <text:p>Return Investment</text:p>
          </table:table-cell>
        </table:table-row>
        <table:table-row table:style-name="ro1" table:number-rows-repeated="2">
          <table:table-cell table:style-name="ce204" table:number-columns-repeated="4"/>
          <table:table-cell/>
          <table:table-cell table:style-name="ce205" table:number-columns-repeated="5"/>
          <table:table-cell/>
          <table:table-cell table:style-name="ce208" table:number-columns-repeated="4"/>
          <table:table-cell table:number-columns-repeated="3"/>
        </table:table-row>
        <table:table-row table:style-name="ro1" table:number-rows-repeated="104850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SFr. </number:text>
      <number:number number:decimal-places="0" number:min-decimal-places="0" number:min-integer-digits="1" number:grouping="true"/>
    </number:number-style>
    <number:number-style style:name="N115">
      <number:text>SFr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Fr.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SFr. </number:text>
      <number:number number:decimal-places="2" number:min-decimal-places="2" number:min-integer-digits="1" number:grouping="true"/>
    </number:number-style>
    <number:number-style style:name="N118">
      <number:text>SFr.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SFr.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9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9">
      <number:text-content/>
      <style:map style:condition="value()&lt;=1.7976931348623157E+308" style:apply-style-name="N149P0"/>
    </number:text-style>
    <number:currency-style style:name="N153P0" style:volatile="true">
      <number:currency-symbol number:language="de" number:country="CH">CHF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3P2" style:volatile="true">
      <number:currency-symbol number:language="de" number:country="CH">CHF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2" style:display-name="ConditionalStyle_12" style:family="table-cell" style:parent-style-name="Default">
      <style:text-properties fo:color="#ff0000"/>
    </style:style>
    <style:style style:name="ConditionalStyle_5f_11" style:display-name="ConditionalStyle_11" style:family="table-cell" style:parent-style-name="Default">
      <style:text-properties fo:color="#ff0000"/>
    </style:style>
    <style:style style:name="ConditionalStyle_5f_10" style:display-name="ConditionalStyle_10" style:family="table-cell" style:parent-style-name="Default">
      <style:text-properties fo:color="#ff0000"/>
    </style:style>
    <style:style style:name="ConditionalStyle_5f_9" style:display-name="ConditionalStyle_9" style:family="table-cell" style:parent-style-name="Default">
      <style:text-properties fo:color="#ff0000"/>
    </style:style>
    <style:style style:name="ConditionalStyle_5f_8" style:display-name="ConditionalStyle_8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ff0000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00ff00"/>
    </style:style>
    <style:style style:name="ConditionalStyle_5f_4" style:display-name="ConditionalStyle_4" style:family="table-cell" style:parent-style-name="Default">
      <style:table-cell-properties fo:background-color="#ff0000"/>
      <style:text-properties style:use-window-font-color="true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1" style:display-name="ConditionalStyle_1" style:family="table-cell" style:parent-style-name="Default">
      <style:text-properties fo:color="#ff0000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8.01mm" fo:margin-left="17.99mm" fo:margin-right="17.99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11.01mm" fo:margin-left="0mm" fo:margin-right="0mm" fo:margin-bottom="4.66mm"/>
      </style:header-style>
      <style:footer-style>
        <style:header-footer-properties fo:min-height="11.01mm" fo:margin-left="0mm" fo:margin-right="0mm" fo:margin-top="7.13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9.31m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_3d_A-L" style:display-name="PageStyle_E=A-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anceSheet" style:display-name="PageStyle_BalanceShee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rek Pesta</meta:initial-creator>
    <meta:print-date>2021-11-25T11:10:03</meta:print-date>
    <meta:creation-date>2021-11-25T10:23:57</meta:creation-date>
    <dc:date>2024-08-28T08:32:15.801000000</dc:date>
    <meta:editing-duration>PT5H55M32S</meta:editing-duration>
    <meta:generator>LibreOffice/24.2.2.2$Windows_X86_64 LibreOffice_project/d56cc158d8a96260b836f100ef4b4ef25d6f1a01</meta:generator>
    <meta:editing-cycles>34</meta:editing-cycles>
    <meta:document-statistic meta:table-count="3" meta:cell-count="791" meta:object-count="52"/>
    <meta:user-defined meta:name="AppVersion">16.0300</meta:user-defined>
    <meta:user-defined meta:name="MSIP_Label_23f93e5f-d3c2-49a7-ba94-15405423c204_ActionId">29ef0143-8dcf-4b4b-bdaf-5f30e3f8f79e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 meta:value-type="string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2-06-24T15:15:06Z</meta:user-defined>
    <meta:user-defined meta:name="MSIP_Label_23f93e5f-d3c2-49a7-ba94-15405423c204_SiteId" meta:value-type="string">6e51e1ad-c54b-4b39-b598-0ffe9ae68fef</meta:user-defined>
  </office:meta>
</office:document-meta>
</file>